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Pictures/100000000000007C0000007C15124A46A8C9BA11.png" manifest:media-type="image/png"/>
  <manifest:file-entry manifest:full-path="Pictures/100000000000007C0000007C603E6E98140799C9.png" manifest:media-type="image/png"/>
  <manifest:file-entry manifest:full-path="Pictures/100000000000005500000055DF28926191D07EA8.png" manifest:media-type="image/png"/>
  <manifest:file-entry manifest:full-path="Pictures/100000000000005A0000005A5DBDB3C98112BF2F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7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8" manifest:media-type=""/>
  <manifest:file-entry manifest:full-path="ObjectReplacements/Object 3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"/>
  <manifest:file-entry manifest:full-path="ObjectReplacements/Object 48" manifest:media-type="application/x-openoffice-gdimetafile;windows_formatname=&quot;GDIMetaFile&quot;"/>
  <manifest:file-entry manifest:full-path="ObjectReplacements/Object 23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72" manifest:media-type="application/x-openoffice-gdimetafile;windows_formatname=&quot;GDIMetaFile&quot;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5" svg:font-family="OpenSymbol" style:font-charset="x-symbol"/>
    <style:font-face style:name="OpenSymbol1" svg:font-family="OpenSymbol" style:font-pitch="variable" style:font-charset="x-symbol"/>
    <style:font-face style:name="OpenSymbol3" svg:font-family="OpenSymbol, 'Arial Unicode MS'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F" svg:font-family="" style:font-family-generic="roman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OpenSymbol4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4.471cm" style:rel-column-width="17224*"/>
    </style:style>
    <style:style style:name="Tableau2.B" style:family="table-column">
      <style:table-column-properties style:column-width="2.508cm" style:rel-column-width="9662*"/>
    </style:style>
    <style:style style:name="Tableau2.F" style:family="table-column">
      <style:table-column-properties style:column-width="2.508cm" style:rel-column-width="966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224cm" fo:margin-left="2.18cm" fo:margin-right="1.596cm" table:align="margins"/>
    </style:style>
    <style:style style:name="Tableau5.A" style:family="table-column">
      <style:table-column-properties style:column-width="2.619cm" style:rel-column-width="12981*"/>
    </style:style>
    <style:style style:name="Tableau5.B" style:family="table-column">
      <style:table-column-properties style:column-width="1.767cm" style:rel-column-width="8758*"/>
    </style:style>
    <style:style style:name="Tableau5.G" style:family="table-column">
      <style:table-column-properties style:column-width="1.769cm" style:rel-column-width="8764*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G1" style:family="table-cell" style:data-style-name="N0">
      <style:table-cell-properties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1cm" fo:margin-left="0cm" fo:margin-right="-0.011cm" table:align="margins"/>
    </style:style>
    <style:style style:name="Tableau4.A" style:family="table-column">
      <style:table-column-properties style:column-width="2.17cm" style:rel-column-width="8358*"/>
    </style:style>
    <style:style style:name="Tableau4.B" style:family="table-column">
      <style:table-column-properties style:column-width="7.421cm" style:rel-column-width="28588*"/>
    </style:style>
    <style:style style:name="Tableau4.C" style:family="table-column">
      <style:table-column-properties style:column-width="7.421cm" style:rel-column-width="28589*"/>
    </style:style>
    <style:style style:name="Tableau4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7.227cm" table:align="margins"/>
    </style:style>
    <style:style style:name="Tableau10.A" style:family="table-column">
      <style:table-column-properties style:column-width="1.806cm" style:rel-column-width="16383*"/>
    </style:style>
    <style:style style:name="Tableau10.D" style:family="table-column">
      <style:table-column-properties style:column-width="1.806cm" style:rel-column-width="16386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7.235cm" fo:margin-left="0cm" fo:margin-right="-0.007cm" table:align="margins"/>
    </style:style>
    <style:style style:name="Tableau11.A" style:family="table-column">
      <style:table-column-properties style:column-width="1.783cm" style:rel-column-width="16153*"/>
    </style:style>
    <style:style style:name="Tableau11.B" style:family="table-column">
      <style:table-column-properties style:column-width="1.363cm" style:rel-column-width="12345*"/>
    </style:style>
    <style:style style:name="Tableau11.E" style:family="table-column">
      <style:table-column-properties style:column-width="1.363cm" style:rel-column-width="12347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1" style:family="table-row">
      <style:table-row-properties style:min-row-height="2.275cm"/>
    </style:style>
    <style:style style:name="Tableau8.A1" style:family="table-cell">
      <style:table-cell-properties fo:padding="0.097cm" fo:border="none"/>
    </style:style>
    <style:style style:name="Tableau7" style:family="table">
      <style:table-properties style:width="7.119cm" fo:margin-left="0.303cm" fo:margin-right="0.885cm" table:align="margins"/>
    </style:style>
    <style:style style:name="Tableau7.A" style:family="table-column">
      <style:table-column-properties style:column-width="2.593cm" style:rel-column-width="23875*"/>
    </style:style>
    <style:style style:name="Tableau7.B" style:family="table-column">
      <style:table-column-properties style:column-width="1.508cm" style:rel-column-width="13886*"/>
    </style:style>
    <style:style style:name="Tableau7.D" style:family="table-column">
      <style:table-column-properties style:column-width="1.508cm" style:rel-column-width="13888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7.C2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au7.D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e6e6e6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e6e6e6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9" style:family="table">
      <style:table-properties style:width="7.542cm" fo:margin-left="0.277cm" fo:margin-right="0.489cm" table:align="margins"/>
    </style:style>
    <style:style style:name="Tableau9.A" style:family="table-column">
      <style:table-column-properties style:column-width="2.408cm" style:rel-column-width="20925*"/>
    </style:style>
    <style:style style:name="Tableau9.B" style:family="table-column">
      <style:table-column-properties style:column-width="0.855cm" style:rel-column-width="7434*"/>
    </style:style>
    <style:style style:name="Tableau9.G" style:family="table-column">
      <style:table-column-properties style:column-width="0.855cm" style:rel-column-width="7440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F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G1" style:family="table-cell" style:data-style-name="N0">
      <style:table-cell-properties fo:padding="0.097cm" fo:border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none" fo:border-top="none" fo:border-bottom="0.05pt solid #000000"/>
    </style:style>
    <style:style style:name="Tableau9.F2" style:family="table-cell">
      <style:table-cell-properties fo:padding="0.097cm" fo:border-left="0.05pt solid #000000" fo:border-right="none" fo:border-top="none" fo:border-bottom="0.05pt solid #000000"/>
    </style:style>
    <style:style style:name="Tableau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e6e6e6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2" style:family="table">
      <style:table-properties style:width="13.653cm" fo:margin-left="1.36cm" fo:margin-right="1.988cm" table:align="margins"/>
    </style:style>
    <style:style style:name="Tableau12.A" style:family="table-column">
      <style:table-column-properties style:column-width="3.413cm" style:rel-column-width="16383*"/>
    </style:style>
    <style:style style:name="Tableau12.D" style:family="table-column">
      <style:table-column-properties style:column-width="3.413cm" style:rel-column-width="16386*"/>
    </style:style>
    <style:style style:name="Tableau12.A1" style:family="table-cell">
      <style:table-cell-properties fo:padding="0.097cm" fo:border="non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e6e6e6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e6e6e6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e6e6e6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e6e6e6" fo:padding="0.097cm" fo:border="none">
        <style:background-image/>
      </style:table-cell-properties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e6e6e6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Times New Roman" fo:font-weight="bold" style:font-weight-asian="bold" style:font-weight-complex="bold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Standard">
      <style:text-properties officeooo:paragraph-rsid="001514f2"/>
    </style:style>
    <style:style style:name="P2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text-properties officeooo:paragraph-rsid="0018b0e1"/>
    </style:style>
    <style:style style:name="P26" style:family="paragraph" style:parent-style-name="Standard">
      <style:text-properties officeooo:paragraph-rsid="001977e7"/>
    </style:style>
    <style:style style:name="P27" style:family="paragraph" style:parent-style-name="Standard">
      <style:text-properties officeooo:paragraph-rsid="0019b2f4"/>
    </style:style>
    <style:style style:name="P28" style:family="paragraph" style:parent-style-name="Text_20_body">
      <style:text-properties style:text-underline-style="solid" style:text-underline-width="auto" style:text-underline-color="font-color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14c54f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paragraph-rsid="001514f2" style:font-weight-asian="bold" style:font-weight-complex="bold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paragraph-rsid="00155828" style:font-weight-asian="bold" style:font-weight-complex="bold"/>
    </style:style>
    <style:style style:name="P33" style:family="paragraph" style:parent-style-name="Text_20_body">
      <style:text-properties style:text-underline-style="solid" style:text-underline-width="auto" style:text-underline-color="font-color" fo:font-weight="bold" officeooo:paragraph-rsid="00169067" style:font-weight-asian="bold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officeooo:paragraph-rsid="0018b0e1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paragraph-rsid="001977e7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officeooo:paragraph-rsid="00169067"/>
    </style:style>
    <style:style style:name="P37" style:family="paragraph" style:parent-style-name="Text_20_body" style:list-style-name="L7">
      <style:paragraph-properties fo:text-align="justify" style:justify-single-word="false"/>
      <style:text-properties style:text-underline-style="none" fo:font-weight="normal" officeooo:rsid="0014c54f" officeooo:paragraph-rsid="0014c54f" style:font-weight-asian="normal" style:font-weight-complex="normal"/>
    </style:style>
    <style:style style:name="P38" style:family="paragraph" style:parent-style-name="Text_20_body">
      <style:text-properties style:text-underline-style="none" officeooo:paragraph-rsid="0017253c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1514f2"/>
    </style:style>
    <style:style style:name="P41" style:family="paragraph" style:parent-style-name="Text_20_body">
      <style:paragraph-properties fo:text-align="justify" style:justify-single-word="false"/>
      <style:text-properties officeooo:paragraph-rsid="00155828"/>
    </style:style>
    <style:style style:name="P42" style:family="paragraph" style:parent-style-name="Text_20_body">
      <style:paragraph-properties fo:text-align="justify" style:justify-single-word="false"/>
      <style:text-properties officeooo:paragraph-rsid="00169067"/>
    </style:style>
    <style:style style:name="P43" style:family="paragraph" style:parent-style-name="Text_20_body" style:list-style-name="L5">
      <style:paragraph-properties fo:text-align="justify" style:justify-single-word="false"/>
    </style:style>
    <style:style style:name="P44" style:family="paragraph" style:parent-style-name="Text_20_body">
      <style:text-properties style:font-name="Times New Roman"/>
    </style:style>
    <style:style style:name="P45" style:family="paragraph" style:parent-style-name="Text_20_body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7" style:family="paragraph" style:parent-style-name="Text_20_body" style:list-style-name="L1"/>
    <style:style style:name="P48" style:family="paragraph" style:parent-style-name="Text_20_body" style:list-style-name="L2"/>
    <style:style style:name="P49" style:family="paragraph" style:parent-style-name="Text_20_body" style:list-style-name="L2">
      <style:text-properties officeooo:paragraph-rsid="0018b0e1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text-properties officeooo:paragraph-rsid="0018b0e1"/>
    </style:style>
    <style:style style:name="P52" style:family="paragraph" style:parent-style-name="Text_20_body">
      <style:text-properties officeooo:paragraph-rsid="0018b0e1"/>
    </style:style>
    <style:style style:name="P53" style:family="paragraph" style:parent-style-name="Text_20_body">
      <style:text-properties officeooo:paragraph-rsid="001977e7"/>
    </style:style>
    <style:style style:name="P54" style:family="paragraph" style:parent-style-name="Text_20_body" style:list-style-name="L4">
      <style:text-properties officeooo:paragraph-rsid="001977e7"/>
    </style:style>
    <style:style style:name="P55" style:family="paragraph" style:parent-style-name="Text_20_body">
      <style:paragraph-properties fo:text-align="center" style:justify-single-word="false"/>
    </style:style>
    <style:style style:name="P56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Text_20_body">
      <style:text-properties style:text-line-through-style="none" style:text-line-through-type="none" style:text-underline-style="solid" style:text-underline-width="auto" style:text-underline-color="font-color" fo:font-weight="bold" officeooo:paragraph-rsid="0019b2f4" style:font-weight-asian="bold" style:font-weight-complex="bold"/>
    </style:style>
    <style:style style:name="P58" style:family="paragraph" style:parent-style-name="Text_20_body">
      <style:text-properties officeooo:paragraph-rsid="0019b2f4"/>
    </style:style>
    <style:style style:name="P59" style:family="paragraph" style:parent-style-name="Text_20_body" style:list-style-name="L6"/>
    <style:style style:name="P60" style:family="paragraph" style:parent-style-name="Text_20_body">
      <style:paragraph-properties fo:margin-left="1.251cm" fo:margin-right="0cm" fo:text-indent="0cm" style:auto-text-indent="false"/>
    </style:style>
    <style:style style:name="P61" style:family="paragraph" style:parent-style-name="Heading_20_1">
      <style:text-properties style:text-underline-style="solid" style:text-underline-width="auto" style:text-underline-color="font-color"/>
    </style:style>
    <style:style style:name="P62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3" style:family="paragraph" style:parent-style-name="Table_20_Contents">
      <style:paragraph-properties fo:text-align="center" style:justify-single-word="false"/>
      <style:text-properties officeooo:paragraph-rsid="001514f2"/>
    </style:style>
    <style:style style:name="P64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5" style:family="paragraph" style:parent-style-name="Heading_20_2">
      <style:text-properties fo:font-style="normal" officeooo:rsid="0014c54f" officeooo:paragraph-rsid="0014c54f" style:font-style-asian="normal" style:font-style-complex="normal"/>
    </style:style>
    <style:style style:name="P66" style:family="paragraph" style:parent-style-name="Heading_20_2">
      <style:text-properties officeooo:rsid="00169067" officeooo:paragraph-rsid="00169067"/>
    </style:style>
    <style:style style:name="P67" style:family="paragraph" style:parent-style-name="Heading_20_2" style:master-page-name="">
      <style:paragraph-properties style:page-number="auto" fo:break-before="auto" fo:break-after="auto"/>
      <style:text-properties style:font-name="Arial" fo:font-style="normal" style:text-underline-style="solid" style:text-underline-width="auto" style:text-underline-color="font-color" officeooo:paragraph-rsid="001977e7" style:font-style-asian="normal" style:font-style-complex="normal"/>
    </style:style>
    <style:style style:name="P68" style:family="paragraph">
      <style:paragraph-properties fo:text-align="center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="none" draw:fill-color="#ffffff"/>
      <style:text-properties fo:font-style="italic" style:font-style-asian="italic" style:font-style-complex="italic"/>
    </style:style>
    <style:style style:name="P72" style:family="paragraph">
      <style:text-properties style:font-name="F" fo:font-size="12pt" fo:font-style="normal" style:font-style-asian="normal" style:font-style-complex="normal"/>
    </style:style>
    <style:style style:name="P73" style:family="paragraph">
      <loext:graphic-properties draw:fill="none" draw:fill-color="#ffffff"/>
      <style:text-properties fo:font-style="normal" style:font-style-asian="normal" style:font-style-complex="normal"/>
    </style:style>
    <style:style style:name="P74" style:family="paragraph">
      <loext:graphic-properties draw:fill="none" draw:fill-color="#ffffff"/>
      <style:text-properties fo:font-size="10pt" style:font-size-asian="10pt" style:font-size-complex="10pt"/>
    </style:style>
    <style:style style:name="P75" style:family="paragraph">
      <loext:graphic-properties draw:fill="none" draw:opacity="50%"/>
      <style:paragraph-properties fo:text-align="center"/>
    </style:style>
    <style:style style:name="P76" style:family="paragraph">
      <loext:graphic-properties draw:fill-color="#dc2300"/>
      <style:paragraph-properties fo:text-align="center"/>
    </style:style>
    <style:style style:name="P77" style:family="paragraph">
      <style:text-properties style:font-name="F" fo:font-size="12pt"/>
    </style:style>
    <style:style style:name="P78" style:family="paragraph">
      <loext:graphic-properties draw:fill="none" draw:fill-color="#ffffff"/>
      <style:text-properties fo:font-weight="normal" style:font-weight-asian="normal" style:font-weight-complex="normal"/>
    </style:style>
    <style:style style:name="P79" style:family="paragraph">
      <loext:graphic-properties draw:fill="solid" draw:fill-color="#355e00" draw:opacity="100%"/>
      <style:paragraph-properties fo:text-align="center"/>
    </style:style>
    <style:style style:name="P80" style:family="paragraph">
      <loext:graphic-properties draw:fill-color="#355e00"/>
      <style:paragraph-properties fo:text-align="center"/>
    </style:style>
    <style:style style:name="P81" style:family="paragraph">
      <loext:graphic-properties draw:fill="solid" draw:fill-color="#6b2394" draw:opacity="50%"/>
      <style:paragraph-properties fo:text-align="center"/>
    </style:style>
    <style:style style:name="P82" style:family="paragraph">
      <loext:graphic-properties draw:fill-color="#cccc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4f2" style:font-weight-asian="bold" style:font-weight-complex="bold"/>
    </style:style>
    <style:style style:name="T3" style:family="text">
      <style:text-properties fo:font-weight="bold" officeooo:rsid="0018b0e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8b0e1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tyle="italic" style:font-style-asian="italic" style:font-style-complex="italic"/>
    </style:style>
    <style:style style:name="T1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style:text-underline-style="none" officeooo:rsid="001514f2"/>
    </style:style>
    <style:style style:name="T13" style:family="text">
      <style:text-properties style:font-name="Times New Roman" style:text-underline-style="none" fo:font-weight="normal" style:font-weight-asian="normal" style:font-weight-complex="normal"/>
    </style:style>
    <style:style style:name="T14" style:family="text">
      <style:text-properties style:font-name="Times New Roman" fo:font-style="normal" style:font-style-asian="normal" style:font-style-complex="normal"/>
    </style:style>
    <style:style style:name="T15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officeooo:rsid="0017253c"/>
    </style:style>
    <style:style style:name="T18" style:family="text">
      <style:text-properties style:font-name="Times New Roman" officeooo:rsid="001977e7"/>
    </style:style>
    <style:style style:name="T19" style:family="text">
      <style:text-properties style:text-underline-style="none" fo:font-weight="normal" officeooo:rsid="0014c54f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9b2f4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OpenSymbol2"/>
    </style:style>
    <style:style style:name="T24" style:family="text">
      <style:text-properties style:font-name="OpenSymbol2" style:font-name-asian="OpenSymbol2" style:font-name-complex="OpenSymbol2"/>
    </style:style>
    <style:style style:name="T25" style:family="text">
      <style:text-properties style:font-name="OpenSymbol2" fo:font-style="normal" style:font-style-asian="normal" style:font-style-complex="normal"/>
    </style:style>
    <style:style style:name="T26" style:family="text">
      <style:text-properties style:font-name="OpenSymbol2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9b2f4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1" style:family="text">
      <style:text-properties style:font-name="OpenSymbol1"/>
    </style:style>
    <style:style style:name="T32" style:family="text">
      <style:text-properties style:font-name="OpenSymbol1" fo:font-weight="bold" style:font-weight-asian="bold" style:font-weight-complex="bold"/>
    </style:style>
    <style:style style:name="T33" style:family="text">
      <style:text-properties officeooo:rsid="000fc8e6"/>
    </style:style>
    <style:style style:name="T34" style:family="text">
      <style:text-properties officeooo:rsid="0014c54f"/>
    </style:style>
    <style:style style:name="T35" style:family="text">
      <style:text-properties officeooo:rsid="001514f2"/>
    </style:style>
    <style:style style:name="T36" style:family="text">
      <style:text-properties officeooo:rsid="00155828"/>
    </style:style>
    <style:style style:name="T37" style:family="text">
      <style:text-properties officeooo:rsid="00169067"/>
    </style:style>
    <style:style style:name="T38" style:family="text">
      <style:text-properties officeooo:rsid="0017253c"/>
    </style:style>
    <style:style style:name="T39" style:family="text">
      <style:text-properties officeooo:rsid="0018b0e1"/>
    </style:style>
    <style:style style:name="T40" style:family="text">
      <style:text-properties officeooo:rsid="001977e7"/>
    </style:style>
    <style:style style:name="T41" style:family="text">
      <style:text-properties officeooo:rsid="0019b2f4"/>
    </style:style>
    <style:style style:name="T42" style:family="text">
      <style:text-properties officeooo:rsid="001a2a10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style:font-name="F" fo:font-size="12pt" fo:font-style="normal" style:font-style-asian="normal" style:font-style-complex="normal"/>
    </style:style>
    <style:style style:name="T45" style:family="text">
      <style:text-properties fo:font-size="10pt" fo:font-style="italic" style:font-size-asian="10pt" style:font-style-asian="italic" style:font-size-complex="10pt" style:font-style-complex="italic"/>
    </style:style>
    <style:style style:name="T46" style:family="text">
      <style:text-properties style:font-name="F" fo:font-size="12pt"/>
    </style:style>
    <style:style style:name="T47" style:family="text">
      <style:text-properties fo:font-size="12pt" fo:font-style="italic" fo:font-weight="normal" style:font-weight-asian="normal" style:font-style-complex="italic" style:font-weight-complex="normal"/>
    </style:style>
    <style:style style:name="T48" style:family="text">
      <style:text-properties style:font-name="OpenSymbol4" fo:font-size="12pt" fo:font-weight="normal" style:font-weight-asian="normal" style:font-name-complex="OpenSymbol4" style:font-weight-complex="normal"/>
    </style:style>
    <style:style style:name="T49" style:family="text">
      <style:text-properties style:font-name="OpenSymbol3" fo:font-size="12pt" fo:font-weight="normal" style:font-weight-asian="normal" style:font-name-complex="OpenSymbol3" style:font-weight-complex="normal"/>
    </style:style>
    <style:style style:name="T50" style:family="text">
      <style:text-properties style:text-position="-33% 58%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vertical-rel="page" style:horizontal-pos="from-left" style:horizontal-rel="pag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547cm" style:run-through="foreground"/>
    </style:style>
    <style:style style:name="gr4" style:family="graphic">
      <style:graphic-properties draw:stroke="none" svg:stroke-color="#000000" draw:fill="none" draw:fill-color="#ffffff" fo:min-height="0.489cm" style:run-through="foreground"/>
    </style:style>
    <style:style style:name="gr5" style:family="graphic">
      <style:graphic-properties draw:fill="none" draw:textarea-horizontal-align="center" draw:textarea-vertical-align="middle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085cm" style:run-through="foreground"/>
    </style:style>
    <style:style style:name="gr8" style:family="graphic">
      <style:graphic-properties draw:stroke="none" svg:stroke-color="#000000" draw:fill="none" draw:fill-color="#ffffff" fo:min-height="0.661cm" style:run-through="foreground"/>
    </style:style>
    <style:style style:name="gr9" style:family="graphic">
      <style:graphic-properties draw:stroke="none" svg:stroke-color="#000000" draw:fill="none" draw:fill-color="#ffffff" fo:min-height="0.693cm" style:run-through="foreground"/>
    </style:style>
    <style:style style:name="gr10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none" draw:opacity="50%" draw:textarea-horizontal-align="center" draw:textarea-vertical-align="middle" draw:shadow-opacity="50%" style:run-through="foreground"/>
    </style:style>
    <style:style style:name="gr13" style:family="graphic">
      <style:graphic-properties draw:stroke="none" draw:fill-color="#dc2300" draw:textarea-horizontal-align="center" draw:textarea-vertical-align="middle" style:run-through="foreground"/>
    </style:style>
    <style:style style:name="gr14" style:family="graphic">
      <style:graphic-properties draw:stroke="none" svg:stroke-color="#000000" draw:fill="none" draw:fill-color="#ffffff" fo:min-height="0.686cm" style:run-through="foreground"/>
    </style:style>
    <style:style style:name="gr15" style:family="graphic">
      <style:graphic-properties draw:stroke="none" svg:stroke-color="#000000" draw:fill="none" draw:fill-color="#ffffff" fo:min-height="0.556cm" style:run-through="foreground"/>
    </style:style>
    <style:style style:name="gr16" style:family="graphic">
      <style:graphic-properties draw:stroke="none" svg:stroke-color="#000000" draw:fill="none" draw:fill-color="#ffffff" fo:min-height="0.609cm" style:run-through="foreground"/>
    </style:style>
    <style:style style:name="gr17" style:family="graphic">
      <style:graphic-properties draw:stroke="none" svg:stroke-color="#000000" draw:fill="none" draw:fill-color="#ffffff" fo:min-height="0.688cm" style:run-through="foreground"/>
    </style:style>
    <style:style style:name="gr18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tyle:run-through="background"/>
    </style:style>
    <style:style style:name="gr20" style:family="graphic">
      <style:graphic-properties draw:fill="none" draw:textarea-horizontal-align="center" draw:textarea-vertical-align="middle" style:run-through="background"/>
    </style:style>
    <style:style style:name="gr21" style:family="graphic">
      <style:graphic-properties draw:stroke="none" draw:fill="solid" draw:fill-color="#355e00" draw:opacity="100%" draw:textarea-horizontal-align="center" draw:textarea-vertical-align="middle" draw:shadow-opacity="100%" style:run-through="background"/>
    </style:style>
    <style:style style:name="gr22" style:family="graphic">
      <style:graphic-properties draw:textarea-horizontal-align="center" draw:textarea-vertical-align="middle" style:run-through="background"/>
    </style:style>
    <style:style style:name="gr23" style:family="graphic">
      <style:graphic-properties draw:stroke="none" svg:stroke-color="#000000" draw:fill="none" draw:fill-color="#ffffff" fo:min-height="0.714cm" style:run-through="background"/>
    </style:style>
    <style:style style:name="gr24" style:family="graphic">
      <style:graphic-properties draw:stroke="none" svg:stroke-color="#000000" draw:fill="none" draw:fill-color="#ffffff" fo:min-height="0.686cm" style:run-through="background"/>
    </style:style>
    <style:style style:name="gr25" style:family="graphic">
      <style:graphic-properties draw:stroke="none" svg:stroke-color="#000000" draw:fill="none" draw:fill-color="#ffffff" fo:min-height="0.609cm" style:run-through="background"/>
    </style:style>
    <style:style style:name="gr26" style:family="graphic">
      <style:graphic-properties draw:stroke="none" svg:stroke-color="#000000" draw:fill="none" draw:fill-color="#ffffff" fo:min-height="0.556cm" style:run-through="background"/>
    </style:style>
    <style:style style:name="gr27" style:family="graphic">
      <style:graphic-properties draw:fill-color="#355e00" draw:textarea-horizontal-align="center" draw:textarea-vertical-align="middle" style:run-through="foreground"/>
    </style:style>
    <style:style style:name="gr28" style:family="graphic">
      <style:graphic-properties draw:fill-color="#dc2300" draw:textarea-horizontal-align="center" draw:textarea-vertical-align="middle" style:run-through="foreground"/>
    </style:style>
    <style:style style:name="gr29" style:family="graphic">
      <style:graphic-properties draw:fill="solid" draw:fill-color="#6b2394" draw:opacity="50%" draw:textarea-horizontal-align="center" draw:textarea-vertical-align="middle" draw:shadow-opacity="50%" style:run-through="foreground"/>
    </style:style>
    <style:style style:name="gr30" style:family="graphic">
      <style:graphic-properties draw:stroke="none" svg:stroke-color="#000000" draw:fill="none" draw:fill-color="#ffffff" fo:min-height="0.766cm" style:run-through="foreground"/>
    </style:style>
    <style:style style:name="gr31" style:family="graphic">
      <style:graphic-properties draw:fill-color="#cccc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fill-color="#355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-color="#cccc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fill-color="#dc2300" draw:textarea-horizontal-align="justify" draw:textarea-vertical-align="middle" draw:auto-grow-height="false" fo:min-height="0.42cm" fo:min-width="0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fill-color="#355e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t45" text:anchor-type="page" text:anchor-page-number="3" svg:x="10.599cm" svg:y="22.513cm" svg:width="0.503cm" svg:height="0.467cm" draw:z-index="101">
        <draw:object xlink:href="./Object 4" xlink:type="simple" xlink:show="embed" xlink:actuate="onLoad"/>
        <draw:image xlink:href="./ObjectReplacements/Object 4" xlink:type="simple" xlink:show="embed" xlink:actuate="onLoad"/>
        <svg:desc>formule</svg:desc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>Chapitre <text:span text:style-name="T33">10</text:span></text:p>
            <text:p text:style-name="P20">Probabilités</text:p>
          </table:table-cell>
        </table:table-row>
      </table:table>
      <text:h text:style-name="P61" text:outline-level="1">Loi de probabilité</text:h>
      <text:h text:style-name="P65" text:outline-level="2"><text:span text:style-name="T4">Vocabulaire</text:span></text:h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30">Définition<text:span text:style-name="T34">s</text:span> :</text:p>
            <text:list xml:id="list1519353924" text:style-name="L7">
              <text:list-item>
                <text:p text:style-name="P37">Une <text:span text:style-name="T1">expérience aléatoire</text:span> est une expérience dont on connaît tous les résultats possibles sans savoir à l’avance celui qu’on obtiendra.</text:p>
              </text:list-item>
              <text:list-item>
                <text:p text:style-name="P37">Chaque résultat possible d’une expérience aléatoire s’appelle une <text:span text:style-name="T1">issue</text:span>.</text:p>
              </text:list-item>
              <text:list-item>
                <text:p text:style-name="P37">L’ensemble des issues d’une expérience aléatoire est appelé l’<text:span text:style-name="T1">univers</text:span> de l’expérience.</text:p>
              </text:list-item>
            </text:list>
            <text:p text:style-name="P60"><text:span text:style-name="T19">Il est généralement noté </text:span>Ω.</text:p>
          </table:table-cell>
        </table:table-row>
      </table:table>
      <text:p text:style-name="Text_20_body"/>
      <text:p text:style-name="P29">Exemples :</text:p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4">Expérience aléatoire </text:p>
          </table:table-cell>
          <table:table-cell table:style-name="Tableau3.B1" table:number-columns-spanned="2" office:value-type="string">
            <text:p text:style-name="P14">Univers</text:p>
          </table:table-cell>
          <table:covered-table-cell/>
        </table:table-row>
        <table:table-row>
          <table:table-cell table:style-name="Tableau3.A2" office:value-type="string">
            <text:p text:style-name="P13">Lancer d’une pièce</text:p>
          </table:table-cell>
          <table:table-cell table:style-name="Tableau3.A2" office:value-type="string">
            <text:p text:style-name="P63"><text:span text:style-name="T27">Ω </text:span>= {P ; F}</text:p>
          </table:table-cell>
          <table:table-cell table:style-name="Tableau3.C3" office:value-type="string">
            <text:p text:style-name="P13"><draw:g text:anchor-type="paragraph" draw:z-index="9" draw:style-name="gr1"><draw:path draw:style-name="gr2" draw:text-style-name="P69" svg:width="3.974cm" svg:height="1.276cm" svg:x="0.616cm" svg:y="0.009cm" svg:viewBox="0 0 3975 1277" svg:d="M1068 23c610-3 1256 59 1694 187 317 93 612 192 834 307 210 109 384 229 379 352-5 119-109 249-379 338-268 88-829 97-1137 7-251-73-506-149-759-225-278-82-566-162-834-247-258-83-536-158-758-255-275-120 50-225 151-329l253-75 253-76 430-7z"><text:p text:style-name="P68"/><text:p text:style-name="P68">F <text:s text:c="14"/></text:p><text:p text:style-name="P68"><text:s text:c="20"/><text:s text:c="2"/>P</text:p><text:p text:style-name="P68"/></draw:path><draw:frame draw:style-name="gr4" draw:text-style-name="P70" svg:width="0.994cm" svg:height="0.498cm" svg:x="3.724cm" svg:y="0.05cm"><draw:text-box><text:p><text:s text:c="5"/><text:span text:style-name="T44">Ω</text:span></text:p></draw:text-box></draw:frame></draw:g></text:p>
            <text:p text:style-name="P13"/>
            <text:p text:style-name="P13"/>
          </table:table-cell>
        </table:table-row>
        <table:table-row>
          <table:table-cell table:style-name="Tableau3.A2" office:value-type="string">
            <text:p text:style-name="P13">Lancer d’un dé cubique</text:p>
          </table:table-cell>
          <table:table-cell table:style-name="Tableau3.A2" office:value-type="string">
            <text:p text:style-name="P63"><text:span text:style-name="T27">Ω</text:span> = {1<text:span text:style-name="T35"> ;</text:span> 2<text:span text:style-name="T35"> ;</text:span> 3<text:span text:style-name="T35"> ;</text:span> 4<text:span text:style-name="T35"> ;</text:span> 5<text:span text:style-name="T35"> ;</text:span> 6}</text:p>
          </table:table-cell>
          <table:table-cell table:style-name="Tableau3.C3" office:value-type="string">
            <text:p text:style-name="P13"><draw:g text:anchor-type="paragraph" draw:z-index="8" draw:style-name="gr1"><draw:path draw:style-name="gr2" draw:text-style-name="P69" svg:width="4.246cm" svg:height="1.63cm" svg:x="0.091cm" svg:y="0.185cm" svg:viewBox="0 0 4247 1631" svg:d="M1141 28c652-3 1341 76 1810 240 339 118 653 245 891 392 224 139 410 292 405 449-5 152-117 317-405 431-287 113-886 125-1216 10-267-94-540-192-810-288-297-105-605-206-891-315-276-105-572-202-810-325-293-153 54-287 162-421l270-96 270-95 459-10z"><text:p text:style-name="P68"><text:s text:c="3"/><text:span text:style-name="T43">4 <text:s text:c="8"/>1 </text:span></text:p><text:p text:style-name="P68"><text:span text:style-name="T43">3 <text:s text:c="8"/>2</text:span></text:p><text:p text:style-name="P68"><text:span text:style-name="T43"><text:s text:c="25"/></text:span><text:span text:style-name="T43">6 <text:s text:c="7"/>5</text:span></text:p></draw:path><draw:frame draw:style-name="gr3" draw:text-style-name="P70" svg:width="1.063cm" svg:height="0.548cm" svg:x="3.41cm" svg:y="0.238cm"><draw:text-box><text:p><text:s text:c="4"/><text:span text:style-name="T44">Ω</text:span></text:p></draw:text-box></draw:frame></draw:g></text:p>
            <text:p text:style-name="P13"/>
            <text:p text:style-name="P13"/>
            <text:p text:style-name="P13"/>
          </table:table-cell>
        </table:table-row>
      </table:table>
      <text:p text:style-name="Text_20_body"/>
      <text:p text:style-name="P29">Remarque :</text:p>
      <text:p text:style-name="P22">Dans le cas général, on note les issues <draw:frame draw:style-name="fr3" draw:name="Objet9" text:anchor-type="as-char" svg:width="0.542cm" svg:height="0.531cm" draw:z-index="0"><draw:object xlink:href="./Object 9" xlink:type="simple" xlink:show="embed" xlink:actuate="onLoad"/><draw:image xlink:href="./ObjectReplacements/Object 9" xlink:type="simple" xlink:show="embed" xlink:actuate="onLoad"/></draw:frame>, <draw:frame draw:style-name="fr3" draw:name="Objet10" text:anchor-type="as-char" svg:width="0.549cm" svg:height="0.531cm" draw:z-index="1"><draw:object xlink:href="./Object 10" xlink:type="simple" xlink:show="embed" xlink:actuate="onLoad"/><draw:image xlink:href="./ObjectReplacements/Object 10" xlink:type="simple" xlink:show="embed" xlink:actuate="onLoad"/></draw:frame>, <draw:frame draw:style-name="fr3" draw:name="Objet11" text:anchor-type="as-char" svg:width="0.543cm" svg:height="0.531cm" draw:z-index="2"><draw:object xlink:href="./Object 11" xlink:type="simple" xlink:show="embed" xlink:actuate="onLoad"/><draw:image xlink:href="./ObjectReplacements/Object 11" xlink:type="simple" xlink:show="embed" xlink:actuate="onLoad"/></draw:frame>, … , <draw:frame draw:style-name="fr3" draw:name="Objet12" text:anchor-type="as-char" svg:width="0.549cm" svg:height="0.531cm" draw:z-index="3"><draw:object xlink:href="./Object 12" xlink:type="simple" xlink:show="embed" xlink:actuate="onLoad"/><draw:image xlink:href="./ObjectReplacements/Object 12" xlink:type="simple" xlink:show="embed" xlink:actuate="onLoad"/></draw:frame><text:s/>et <text:span text:style-name="T27">Ω</text:span> = {<draw:frame draw:style-name="fr3" draw:name="Objet13" text:anchor-type="as-char" svg:width="0.542cm" svg:height="0.531cm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 ; <draw:frame draw:style-name="fr3" draw:name="Objet14" text:anchor-type="as-char" svg:width="0.549cm" svg:height="0.531cm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text:s/>; <draw:frame draw:style-name="fr3" draw:name="Objet15" text:anchor-type="as-char" svg:width="0.543cm" svg:height="0.531cm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text:s/>; … ; <draw:frame draw:style-name="fr3" draw:name="Objet16" text:anchor-type="as-char" svg:width="0.549cm" svg:height="0.531cm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}.</text:p>
      <text:p text:style-name="Standard"/>
      <text:h text:style-name="Heading_20_2" text:outline-level="2"><text:span text:style-name="T30">Loi de probabilité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1">Définition<text:span text:style-name="T34">s</text:span> :</text:p>
            <text:p text:style-name="P40"><text:span text:style-name="T8">Défin</text:span>ir une <text:span text:style-name="T1">loi de probabilité</text:span> (ou distribution de probabilité) sur un univers <text:span text:style-name="T27">Ω</text:span>, c’est associer à cha<text:span text:style-name="T35">cune des</text:span> <text:span text:style-name="T1">issue</text:span><text:span text:style-name="T2">s</text:span> <draw:frame draw:style-name="fr3" draw:name="Objet47" text:anchor-type="as-char" svg:width="0.483cm" svg:height="0.531cm" draw:z-index="98"><draw:object xlink:href="./Object 23" xlink:type="simple" xlink:show="embed" xlink:actuate="onLoad"/><draw:image xlink:href="./ObjectReplacements/Object 23" xlink:type="simple" xlink:show="embed" xlink:actuate="onLoad"/><svg:desc>formule</svg:desc></draw:frame>, les <text:span text:style-name="T1">probabilités</text:span> correspondantes <draw:frame draw:style-name="fr3" draw:name="Objet48" text:anchor-type="as-char" svg:width="0.563cm" svg:height="0.531cm" draw:z-index="99"><draw:object xlink:href="./Object 47" xlink:type="simple" xlink:show="embed" xlink:actuate="onLoad"/><draw:image xlink:href="./ObjectReplacements/Object 47" xlink:type="simple" xlink:show="embed" xlink:actuate="onLoad"/><svg:desc>formule</svg:desc></draw:frame>, qui sont des nombres positifs ou nul dont la somme e<text:span text:style-name="T8">st </text:span><text:span text:style-name="T11">égale à 1</text:span><text:span text:style-name="T8">.</text:span></text:p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11">Issue</text:p>
          </table:table-cell>
          <table:table-cell table:style-name="Tableau2.A1" office:value-type="string">
            <text:p text:style-name="P12"><draw:frame draw:style-name="fr3" draw:name="Objet5" text:anchor-type="as-char" svg:width="0.542cm" svg:height="0.531cm" draw:z-index="1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2.A1" office:value-type="string">
            <text:p text:style-name="P12"><draw:frame draw:style-name="fr3" draw:name="Objet6" text:anchor-type="as-char" svg:width="0.549cm" svg:height="0.531cm" draw:z-index="11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2.A1" office:value-type="string">
            <text:p text:style-name="P12"><draw:frame draw:style-name="fr3" draw:name="Objet7" text:anchor-type="as-char" svg:width="0.543cm" svg:height="0.531cm" draw:z-index="1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2.A1" office:value-type="string">
            <text:p text:style-name="P12">… </text:p>
          </table:table-cell>
          <table:table-cell table:style-name="Tableau2.F1" office:value-type="string">
            <text:p text:style-name="P12"><draw:frame draw:style-name="fr3" draw:name="Objet8" text:anchor-type="as-char" svg:width="0.549cm" svg:height="0.531cm" draw:z-index="1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11">Probabilité</text:p>
          </table:table-cell>
          <table:table-cell table:style-name="Tableau2.A2" office:value-type="string">
            <text:p text:style-name="P12"><draw:frame draw:style-name="fr3" draw:name="Objet17" text:anchor-type="as-char" svg:width="0.619cm" svg:height="0.531cm" draw:z-index="14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au2.A2" office:value-type="string">
            <text:p text:style-name="P12"><draw:frame draw:style-name="fr3" draw:name="Objet18" text:anchor-type="as-char" svg:width="0.626cm" svg:height="0.531cm" draw:z-index="15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2.A2" office:value-type="string">
            <text:p text:style-name="P12"><draw:frame draw:style-name="fr3" draw:name="Objet29" text:anchor-type="as-char" svg:width="0.623cm" svg:height="0.531cm" draw:z-index="1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2.A2" office:value-type="string">
            <text:p text:style-name="P12">… </text:p>
          </table:table-cell>
          <table:table-cell table:style-name="Tableau2.F2" office:value-type="string">
            <text:p text:style-name="P12"><draw:frame draw:style-name="fr3" draw:name="Objet30" text:anchor-type="as-char" svg:width="0.626cm" svg:height="0.531cm" draw:z-index="17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</table:table>
      <text:p text:style-name="P2"/>
      <text:p text:style-name="P29"><text:soft-page-break/>Exemple :</text:p>
      <text:p text:style-name="Text_20_body">Si le dé cubique est équilibré (chaque face à autant de chances qu’une autre d’apparaître).</text:p>
      <text:p text:style-name="Text_20_body">Donc <draw:frame draw:style-name="fr3" draw:name="Objet31" text:anchor-type="as-char" svg:width="4.498cm" svg:height="0.531cm" draw:z-index="91"><draw:object xlink:href="./Object 31" xlink:type="simple" xlink:show="embed" xlink:actuate="onLoad"/><draw:image xlink:href="./ObjectReplacements/Object 31" xlink:type="simple" xlink:show="embed" xlink:actuate="onLoad"/><svg:desc>formule</svg:desc></draw:frame><text:s/>et puisque <draw:frame draw:style-name="fr3" draw:name="Objet32" text:anchor-type="as-char" svg:width="5.068cm" svg:height="0.531cm" draw:z-index="92"><draw:object xlink:href="./Object 32" xlink:type="simple" xlink:show="embed" xlink:actuate="onLoad"/><draw:image xlink:href="./ObjectReplacements/Object 32" xlink:type="simple" xlink:show="embed" xlink:actuate="onLoad"/><svg:desc>formule</svg:desc></draw:frame>. </text:p>
      <text:p text:style-name="Text_20_body">On a donc<text:span text:style-name="T12"> :</text:span></text:p>
      <table:table table:name="Tableau5" table:style-name="Tableau5">
        <table:table-column table:style-name="Tableau5.A"/>
        <table:table-column table:style-name="Tableau5.B" table:number-columns-repeated="5"/>
        <table:table-column table:style-name="Tableau5.G"/>
        <table:table-row>
          <table:table-cell table:style-name="Tableau5.A1" office:value-type="string">
            <text:p text:style-name="Table_20_Contents"><draw:frame draw:style-name="fr3" draw:name="Objet33" text:anchor-type="as-char" svg:width="0.483cm" svg:height="0.531cm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5.B1" office:value-type="float" office:value="1">
            <text:p text:style-name="P13">1</text:p>
          </table:table-cell>
          <table:table-cell table:style-name="Tableau5.C1" office:value-type="float" office:value="2">
            <text:p text:style-name="P13">2</text:p>
          </table:table-cell>
          <table:table-cell table:style-name="Tableau5.D1" office:value-type="float" office:value="3">
            <text:p text:style-name="P13">3</text:p>
          </table:table-cell>
          <table:table-cell table:style-name="Tableau5.E1" office:value-type="float" office:value="4">
            <text:p text:style-name="P13">4</text:p>
          </table:table-cell>
          <table:table-cell table:style-name="Tableau5.F1" office:value-type="float" office:value="5">
            <text:p text:style-name="P13">5</text:p>
          </table:table-cell>
          <table:table-cell table:style-name="Tableau5.G1" office:value-type="float" office:value="6">
            <text:p text:style-name="P13">6</text:p>
          </table:table-cell>
        </table:table-row>
        <table:table-row>
          <table:table-cell table:style-name="Tableau5.A2" office:value-type="string">
            <text:p text:style-name="Table_20_Contents"><draw:frame draw:style-name="fr3" draw:name="Objet34" text:anchor-type="as-char" svg:width="0.563cm" svg:height="0.531cm" draw:z-index="1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5.F2" office:value-type="string">
            <text:p text:style-name="P13"><draw:frame draw:style-name="fr3" draw:name="Objet35" text:anchor-type="as-char" svg:width="0.506cm" svg:height="0.998cm" draw:z-index="20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Tableau5.F2" office:value-type="string">
            <text:p text:style-name="P13"><draw:frame draw:style-name="fr3" draw:name="Objet36" text:anchor-type="as-char" svg:width="0.506cm" svg:height="0.998cm" draw:z-index="21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5.F2" office:value-type="string">
            <text:p text:style-name="P13"><draw:frame draw:style-name="fr3" draw:name="Objet37" text:anchor-type="as-char" svg:width="0.506cm" svg:height="0.998cm" draw:z-index="22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5.F2" office:value-type="string">
            <text:p text:style-name="P13"><draw:frame draw:style-name="fr3" draw:name="Objet38" text:anchor-type="as-char" svg:width="0.506cm" svg:height="0.998cm" draw:z-index="2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5.F2" office:value-type="string">
            <text:p text:style-name="P13"><draw:frame draw:style-name="fr3" draw:name="Objet39" text:anchor-type="as-char" svg:width="0.506cm" svg:height="0.998cm" draw:z-index="24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5.G2" office:value-type="string">
            <text:p text:style-name="P13"><draw:frame draw:style-name="fr3" draw:name="Objet40" text:anchor-type="as-char" svg:width="0.506cm" svg:height="0.998cm" draw:z-index="25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31">Définition :</text:p>
            <text:p text:style-name="P39">Dans le cas où l’on associe à chacune des <text:span text:style-name="T20">n</text:span> issues d’une expérience aléatoire la même probabilité p, on parle de <text:span text:style-name="T1">loi équirépartie</text:span>.</text:p>
            <text:p text:style-name="P39">On a alors <draw:frame draw:style-name="fr3" draw:name="Objet3" text:anchor-type="as-char" svg:width="1.161cm" svg:height="0.998cm" draw:z-index="100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Text_20_body"/>
      <text:p text:style-name="P45">Démonstration :</text:p>
      <text:p text:style-name="Text_20_body"><draw:frame draw:style-name="fr3" draw:name="Objet42" text:anchor-type="as-char" svg:width="3.717cm" svg:height="0.467cm" draw:z-index="26"><draw:object xlink:href="./Object 42" xlink:type="simple" xlink:show="embed" xlink:actuate="onLoad"/><draw:image xlink:href="./ObjectReplacements/Object 42" xlink:type="simple" xlink:show="embed" xlink:actuate="onLoad"/></draw:frame>, donc <draw:frame draw:style-name="fr3" draw:name="Objet43" text:anchor-type="as-char" svg:width="1.214cm" svg:height="0.467cm" draw:z-index="27"><draw:object xlink:href="./Object 43" xlink:type="simple" xlink:show="embed" xlink:actuate="onLoad"/><draw:image xlink:href="./ObjectReplacements/Object 43" xlink:type="simple" xlink:show="embed" xlink:actuate="onLoad"/></draw:frame><text:s/>et <draw:frame draw:style-name="fr3" draw:name="Objet44" text:anchor-type="as-char" svg:width="1.161cm" svg:height="0.998cm" draw:z-index="28"><draw:object xlink:href="./Object 44" xlink:type="simple" xlink:show="embed" xlink:actuate="onLoad"/><draw:image xlink:href="./ObjectReplacements/Object 44" xlink:type="simple" xlink:show="embed" xlink:actuate="onLoad"/></draw:frame>.</text:p>
      <text:h text:style-name="Heading_20_2" text:outline-level="2"><text:span text:style-name="T30">Modélisation d’une expérience aléatoire</text:span>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32">Définition :</text:p>
            <text:p text:style-name="P41"><text:span text:style-name="T1">Modéliser </text:span><text:span text:style-name="T6">une expérience aléatoir</text:span>e dont les issues constituent l’univers <text:span text:style-name="T27">Ω</text:span>, c’est choisir une loi de probabilité sur E qui représente <text:span text:style-name="T1">au mieux</text:span> la probabilité qu’ils ont de se réaliser.</text:p>
          </table:table-cell>
        </table:table-row>
      </table:table>
      <text:p text:style-name="Text_20_body"/>
      <text:p text:style-name="P29">Exemple :</text:p>
      <text:p text:style-name="Text_20_body">On considère l’expérience aléatoire : « Lancer de deux pièces simultanément ».</text:p>
      <text:p text:style-name="Text_20_body">Les issues possibles sont<text:span text:style-name="T36"> :</text:span> Pile et Pile (PP), Pile et Face (PF), Face et Face (FF)</text:p>
      <text:p text:style-name="Text_20_body">Il existe différentes manières de choisir un modèle.</text:p>
      <text:p text:style-name="Text_20_body"><draw:custom-shape text:anchor-type="paragraph" draw:z-index="62" draw:style-name="gr35" draw:text-style-name="P76" svg:width="0.488cm" svg:height="0.593cm" svg:x="11.573cm" svg:y="3.653cm"><text:p text:style-name="P68">F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><draw:custom-shape text:anchor-type="paragraph" draw:z-index="66" draw:style-name="gr37" draw:text-style-name="P76" svg:width="0.488cm" svg:height="0.593cm" svg:x="14.206cm" svg:y="2.138cm"><text:p text:style-name="P68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7" draw:text-style-name="P76" svg:width="0.488cm" svg:height="0.593cm" svg:x="15.609cm" svg:y="2.164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34" draw:text-style-name="P82" svg:width="0.488cm" svg:height="0.593cm" svg:x="5.983cm" svg:y="2.152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4" draw:text-style-name="P82" svg:width="0.488cm" svg:height="0.593cm" svg:x="6.989cm" svg:y="2.173cm"><text:p text:style-name="P68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4" draw:text-style-name="P82" svg:width="0.488cm" svg:height="0.593cm" svg:x="7.862cm" svg:y="2.147cm"><text:p text:style-name="P68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4" draw:text-style-name="P82" svg:width="0.488cm" svg:height="0.593cm" svg:x="8.735cm" svg:y="2.147cm"><text:p text:style-name="P68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34" draw:text-style-name="P82" svg:width="0.488cm" svg:height="0.593cm" svg:x="4.237cm" svg:y="2.11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34" draw:text-style-name="P82" svg:width="0.488cm" svg:height="0.593cm" svg:x="5.128cm" svg:y="2.136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37" draw:text-style-name="P76" svg:width="0.488cm" svg:height="0.593cm" svg:x="12.831cm" svg:y="2.154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36" draw:text-style-name="P80" svg:width="0.488cm" svg:height="0.593cm" svg:x="13.492cm" svg:y="2.154cm"><text:p text:style-name="P68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36" draw:text-style-name="P80" svg:width="0.488cm" svg:height="0.593cm" svg:x="12.095cm" svg:y="2.127cm"><text:p text:style-name="P68">F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36" draw:text-style-name="P80" svg:width="0.488cm" svg:height="0.593cm" svg:x="14.841cm" svg:y="2.154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6" draw:text-style-name="P80" svg:width="0.488cm" svg:height="0.593cm" svg:x="16.217cm" svg:y="2.154cm"><text:p text:style-name="P68">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au4.B1" office:value-type="string">
            <text:p text:style-name="P14">Modèle 1</text:p>
            <text:p text:style-name="P14">On ne distingue pas les pièces</text:p>
            <text:p text:style-name="P14"><draw:custom-shape text:anchor-type="paragraph" draw:z-index="46" draw:style-name="gr31" draw:text-style-name="P82" svg:width="0.927cm" svg:height="0.927cm" svg:x="3.748cm" svg:y="0.0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31" draw:text-style-name="P82" svg:width="0.927cm" svg:height="0.927cm" svg:x="2.214cm" svg:y="0.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4"/>
          </table:table-cell>
          <table:table-cell table:style-name="Tableau4.C1" office:value-type="string">
            <text:p text:style-name="P17">Modèle 2</text:p>
            <text:p text:style-name="P17">On distingue les pièces</text:p>
            <text:p text:style-name="P17"><draw:custom-shape text:anchor-type="paragraph" draw:z-index="43" draw:style-name="gr33" draw:text-style-name="P80" svg:width="0.927cm" svg:height="0.927cm" svg:x="3.657cm" svg:y="0.0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32" draw:text-style-name="P76" svg:width="0.927cm" svg:height="0.927cm" svg:x="2.228cm" svg:y="0.0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7"/>
          </table:table-cell>
        </table:table-row>
        <table:table-row>
          <table:table-cell table:style-name="Tableau4.A2" office:value-type="string">
            <text:p text:style-name="P18">Description</text:p>
          </table:table-cell>
          <table:table-cell table:style-name="Tableau4.B3" office:value-type="string">
            <text:p text:style-name="Table_20_Contents">Loi équirépartie sur <text:span text:style-name="T20">E </text:span>={PP; FP; FF}</text:p>
          </table:table-cell>
          <table:table-cell table:style-name="Tableau4.C2" office:value-type="string">
            <text:p text:style-name="P16">Loi équirépartie sur <text:span text:style-name="T20">E </text:span>={PP; FP; PF; FF}</text:p>
          </table:table-cell>
        </table:table-row>
        <table:table-row>
          <table:table-cell table:style-name="Tableau4.A2" office:value-type="string">
            <text:p text:style-name="P18">Loi de probabilité</text:p>
          </table:table-cell>
          <table:table-cell table:style-name="Tableau4.B3" office:value-type="string">
            <table:table table:name="Tableau10" table:style-name="Tableau10">
              <table:table-column table:style-name="Tableau10.A" table:number-columns-repeated="3"/>
              <table:table-column table:style-name="Tableau10.D"/>
              <table:table-row>
                <table:table-cell table:style-name="Tableau10.A1" office:value-type="string">
                  <text:p text:style-name="P15">Issue</text:p>
                </table:table-cell>
                <table:table-cell table:style-name="Tableau10.C1" office:value-type="string">
                  <text:p text:style-name="P13"/>
                </table:table-cell>
                <table:table-cell table:style-name="Tableau10.C1" office:value-type="string">
                  <text:p text:style-name="P13"/>
                </table:table-cell>
                <table:table-cell table:style-name="Tableau10.D1" office:value-type="string">
                  <text:p text:style-name="P13"/>
                </table:table-cell>
              </table:table-row>
              <table:table-row>
                <table:table-cell table:style-name="Tableau10.A2" office:value-type="string">
                  <text:p text:style-name="P15">Probabilité</text:p>
                </table:table-cell>
                <table:table-cell table:style-name="Tableau10.C2" office:value-type="string">
                  <text:p text:style-name="P13"><draw:frame draw:style-name="fr3" draw:name="Objet27" text:anchor-type="as-char" svg:width="0.503cm" svg:height="0.998cm" draw:z-index="39"><draw:object xlink:href="./Object 27" xlink:type="simple" xlink:show="embed" xlink:actuate="onLoad"/><draw:image xlink:href="./ObjectReplacements/Object 27" xlink:type="simple" xlink:show="embed" xlink:actuate="onLoad"/></draw:frame></text:p>
                </table:table-cell>
                <table:table-cell table:style-name="Tableau10.C2" office:value-type="string">
                  <text:p text:style-name="P13"><draw:frame draw:style-name="fr3" draw:name="Objet28" text:anchor-type="as-char" svg:width="0.503cm" svg:height="0.998cm" draw:z-index="40"><draw:object xlink:href="./Object 28" xlink:type="simple" xlink:show="embed" xlink:actuate="onLoad"/><draw:image xlink:href="./ObjectReplacements/Object 28" xlink:type="simple" xlink:show="embed" xlink:actuate="onLoad"/></draw:frame></text:p>
                </table:table-cell>
                <table:table-cell table:style-name="Tableau10.D2" office:value-type="string">
                  <text:p text:style-name="P13"><draw:frame draw:style-name="fr3" draw:name="Objet57" text:anchor-type="as-char" svg:width="0.503cm" svg:height="0.998cm" draw:z-index="41"><draw:object xlink:href="./Object 57" xlink:type="simple" xlink:show="embed" xlink:actuate="onLoad"/><draw:image xlink:href="./ObjectReplacements/Object 57" xlink:type="simple" xlink:show="embed" xlink:actuate="onLoad"/></draw:frame></text:p>
                </table:table-cell>
              </table:table-row>
            </table:table>
            <text:p text:style-name="P24"/>
          </table:table-cell>
          <table:table-cell table:style-name="Tableau4.C3" office:value-type="string">
            <table:table table:name="Tableau11" table:style-name="Tableau11">
              <table:table-column table:style-name="Tableau11.A"/>
              <table:table-column table:style-name="Tableau11.B" table:number-columns-repeated="3"/>
              <table:table-column table:style-name="Tableau11.E"/>
              <table:table-row>
                <table:table-cell table:style-name="Tableau11.A1" office:value-type="string">
                  <text:p text:style-name="P15">Issue</text:p>
                </table:table-cell>
                <table:table-cell table:style-name="Tableau11.D1" office:value-type="string">
                  <text:p text:style-name="P13"/>
                </table:table-cell>
                <table:table-cell table:style-name="Tableau11.D1" office:value-type="string">
                  <text:p text:style-name="P13"/>
                </table:table-cell>
                <table:table-cell table:style-name="Tableau11.D1" office:value-type="string">
                  <text:p text:style-name="P13"/>
                </table:table-cell>
                <table:table-cell table:style-name="Tableau11.E1" office:value-type="string">
                  <text:p text:style-name="P13"/>
                </table:table-cell>
              </table:table-row>
              <table:table-row>
                <table:table-cell table:style-name="Tableau11.A2" office:value-type="string">
                  <text:p text:style-name="P15">Probabilité</text:p>
                </table:table-cell>
                <table:table-cell table:style-name="Tableau11.D2" office:value-type="string">
                  <text:p text:style-name="P13"><draw:frame draw:style-name="fr3" draw:name="Objet25" text:anchor-type="as-char" svg:width="0.52cm" svg:height="0.998cm" draw:z-index="44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  <table:table-cell table:style-name="Tableau11.D2" office:value-type="string">
                  <text:p text:style-name="P13"><draw:frame draw:style-name="fr3" draw:name="Objet26" text:anchor-type="as-char" svg:width="0.52cm" svg:height="0.998cm" draw:z-index="45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  <table:table-cell table:style-name="Tableau11.D2" office:value-type="string">
                  <text:p text:style-name="P13"><draw:frame draw:style-name="fr3" draw:name="Objet58" text:anchor-type="as-char" svg:width="0.52cm" svg:height="0.998cm" draw:z-index="48"><draw:object xlink:href="./Object 58" xlink:type="simple" xlink:show="embed" xlink:actuate="onLoad"/><draw:image xlink:href="./ObjectReplacements/Object 58" xlink:type="simple" xlink:show="embed" xlink:actuate="onLoad"/></draw:frame></text:p>
                </table:table-cell>
                <table:table-cell table:style-name="Tableau11.E2" office:value-type="string">
                  <text:p text:style-name="P13"><draw:frame draw:style-name="fr3" draw:name="Objet59" text:anchor-type="as-char" svg:width="0.52cm" svg:height="0.998cm" draw:z-index="52"><draw:object xlink:href="./Object 59" xlink:type="simple" xlink:show="embed" xlink:actuate="onLoad"/><draw:image xlink:href="./ObjectReplacements/Object 59" xlink:type="simple" xlink:show="embed" xlink:actuate="onLoad"/></draw:frame></text:p>
                </table:table-cell>
              </table:table-row>
            </table:table>
            <text:p text:style-name="P8"/>
          </table:table-cell>
        </table:table-row>
      </table:table>
      <text:p text:style-name="Text_20_body"><text:soft-page-break/>Si l’on considère le modèle 1 on vérifie que la probabilité de tirer Pile et Pile est de <draw:frame draw:style-name="fr3" draw:name="Objet1" text:anchor-type="as-char" svg:width="0.503cm" svg:height="0.998cm" draw:z-index="31"><draw:object xlink:href="./Object 1" xlink:type="simple" xlink:show="embed" xlink:actuate="onLoad"/><draw:image xlink:href="./ObjectReplacements/Object 1" xlink:type="simple" xlink:show="embed" xlink:actuate="onLoad"/></draw:frame>.</text:p>
      <text:p text:style-name="Text_20_body">Si l’on considère le modèle 2 on vérifie que la probabilité de tirer Pile et Pile est de <draw:frame draw:style-name="fr3" draw:name="Objet2" text:anchor-type="as-char" svg:width="0.52cm" svg:height="0.998cm" draw:z-index="32"><draw:object xlink:href="./Object 2" xlink:type="simple" xlink:show="embed" xlink:actuate="onLoad"/><draw:image xlink:href="./ObjectReplacements/Object 2" xlink:type="simple" xlink:show="embed" xlink:actuate="onLoad"/></draw:frame>.</text:p>
      <text:h text:style-name="P66" text:outline-level="2"><text:span text:style-name="T30">Loi des grands nombres</text:span>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3"><text:span text:style-name="T37">Propriété</text:span> :</text:p>
            <text:p text:style-name="P42">Si on <text:span text:style-name="T1">reproduit</text:span>, dans des conditions identiques, une <text:span text:style-name="T1">expérience aléatoire</text:span> un grand nombre de fois, on constate que la <text:span text:style-name="T1">distribution de fréquences</text:span> des issues se «<text:span text:style-name="T1"> stabilise </text:span>» autour de la <text:span text:style-name="T1">loi de probabilité</text:span> sur l’univers <text:span text:style-name="T27">Ω</text:span>.</text:p>
          </table:table-cell>
        </table:table-row>
      </table:table>
      <text:p text:style-name="P36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9">Exemple :</text:p>
            <text:p text:style-name="Standard">On répète <text:span text:style-name="T33">10 000</text:span> fois l’expérience<text:span text:style-name="T38"> :</text:span> </text:p>
            <text:p text:style-name="Standard"/>
            <text:p text:style-name="Standard">« Lancer de deux pièces simultanément ».</text:p>
          </table:table-cell>
          <table:table-cell table:style-name="Tableau8.A1" office:value-type="string">
            <text:p text:style-name="P6">Voici la distribution de fréquences des issues<text:span text:style-name="T38"> :</text:span></text:p>
            <table:table table:name="Tableau7" table:style-name="Tableau7">
              <table:table-column table:style-name="Tableau7.A"/>
              <table:table-column table:style-name="Tableau7.B" table:number-columns-repeated="2"/>
              <table:table-column table:style-name="Tableau7.D"/>
              <table:table-row>
                <table:table-cell table:style-name="Tableau7.A1" office:value-type="string">
                  <text:p text:style-name="P15">Issue</text:p>
                </table:table-cell>
                <table:table-cell table:style-name="Tableau7.C1" office:value-type="string">
                  <text:p text:style-name="P13">PP</text:p>
                </table:table-cell>
                <table:table-cell table:style-name="Tableau7.C1" office:value-type="string">
                  <text:p text:style-name="P13">PF</text:p>
                </table:table-cell>
                <table:table-cell table:style-name="Tableau7.D1" office:value-type="string">
                  <text:p text:style-name="P13">FF</text:p>
                </table:table-cell>
              </table:table-row>
              <table:table-row>
                <table:table-cell table:style-name="Tableau7.A2" office:value-type="string">
                  <text:p text:style-name="P15">Fréquence</text:p>
                </table:table-cell>
                <table:table-cell table:style-name="Tableau7.B2" office:value-type="float" office:value="0.2519">
                  <text:p text:style-name="P13">0,2519</text:p>
                </table:table-cell>
                <table:table-cell table:style-name="Tableau7.C2" office:value-type="float" office:value="0.4991">
                  <text:p text:style-name="P13">0,4991</text:p>
                </table:table-cell>
                <table:table-cell table:style-name="Tableau7.D2" office:value-type="float" office:value="0.249">
                  <text:p text:style-name="P13">0,2490</text:p>
                </table:table-cell>
              </table:table-row>
            </table:table>
            <text:p text:style-name="Standard"/>
          </table:table-cell>
        </table:table-row>
      </table:table>
      <text:p text:style-name="Text_20_body"/>
      <text:p text:style-name="Text_20_body">Cette propriété nous permet donc de valider où d’invalider un modèle.</text:p>
      <text:p text:style-name="Text_20_body">Dans l’exemple ci-dessus le modèle 2 est le mieux adapté à l’expérience aléatoire.</text:p>
      <text:h text:style-name="P61" text:outline-level="1">Probabilité d’un événement</text:h>
      <text:p text:style-name="P38">Soit <text:span text:style-name="T27">Ω</text:span> l’univers associé à une expérience aléatoire.</text:p>
      <text:h text:style-name="P64" text:outline-level="2">Notion d’événement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9">Définitions :</text:p>
            <text:list xml:id="list2576303885" text:style-name="L1">
              <text:list-item>
                <text:p text:style-name="P47"><text:span text:style-name="T8">Un </text:span><text:span text:style-name="T11">événement </text:span><text:span text:style-name="T10">A</text:span><text:span text:style-name="T8"> est une partie (ou un </text:span><text:span text:style-name="T17">sous-ensemble</text:span><text:span text:style-name="T8">) de l’univers </text:span><text:span text:style-name="T14">Ω</text:span><text:span text:style-name="T8">.</text:span></text:p>
              </text:list-item>
              <text:list-item>
                <text:p text:style-name="P47"><text:span text:style-name="T16">L’</text:span><text:span text:style-name="T11">événement contraire</text:span><text:span text:style-name="T8"> de </text:span><text:span text:style-name="T9">A</text:span><text:span text:style-name="T8">, noté </text:span><text:span text:style-name="T8"><draw:frame draw:style-name="fr3" draw:name="Objet77" text:anchor-type="as-char" svg:width="0.503cm" svg:height="0.467cm" draw:z-index="94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8"><text:s/>est la partie constituée de toutes les issues de </text:span><text:span text:style-name="T14">Ω</text:span><text:span text:style-name="T8"> qui ne sont pas dans </text:span><text:span text:style-name="T9">A</text:span><text:span text:style-name="T8">.</text:span></text:p>
              </text:list-item>
              <text:list-item>
                <text:p text:style-name="P47"><text:span text:style-name="T8">Un </text:span><text:span text:style-name="T11">événement élémentaire</text:span><text:span text:style-name="T8"> est une partie de </text:span><text:span text:style-name="T14">Ω</text:span><text:span text:style-name="T8"> qui ne contient qu’une seule issue.</text:span></text:p>
              </text:list-item>
            </text:list>
          </table:table-cell>
        </table:table-row>
      </table:table>
      <text:p text:style-name="P21"><draw:g text:anchor-type="paragraph" draw:z-index="29" draw:style-name="gr1"><draw:ellipse draw:style-name="gr5" draw:text-style-name="P69" svg:width="5.504cm" svg:height="2.885cm" svg:x="4.849cm" svg:y="0.328cm"><text:p/></draw:ellipse><draw:path draw:style-name="gr6" draw:text-style-name="P68" svg:width="1.86cm" svg:height="2.677cm" svg:x="6.976cm" svg:y="0.485cm" svg:viewBox="0 0 1861 2678" svg:d="M1861 0c-847 231-679 819-914 1286-124 246-220 511-163 788 70 343-447 451-751 551l-33 53"><text:p/></draw:path><draw:frame draw:style-name="gr7" draw:text-style-name="P71" svg:width="0.953cm" svg:height="1.086cm" svg:x="6.913cm" svg:y="0.487cm"><draw:text-box><text:p><text:span text:style-name="T20">A</text:span></text:p></draw:text-box></draw:frame><draw:line draw:style-name="gr6" draw:text-style-name="P68" svg:x1="6.465cm" svg:y1="2.057cm" svg:x2="6.599cm" svg:y2="1.942cm"><text:p/></draw:line><draw:line draw:style-name="gr6" draw:text-style-name="P68" svg:x1="6.599cm" svg:y1="2.057cm" svg:x2="6.465cm" svg:y2="1.942cm"><text:p/></draw:line><draw:frame draw:style-name="gr8" draw:text-style-name="P70" svg:width="0.689cm" svg:height="0.662cm" svg:x="6.625cm" svg:y="1.503cm"><draw:text-box><text:p>a</text:p></draw:text-box></draw:frame><draw:frame draw:style-name="gr9" draw:text-style-name="P73" svg:width="0.694cm" svg:height="0.694cm" svg:x="9.807cm" svg:y="0.268cm"><draw:text-box><text:p text:style-name="P72"><text:span text:style-name="T44">Ω</text:span></text:p></draw:text-box></draw:frame></draw:g></text:p>
      <text:p text:style-name="P21"/>
      <text:p text:style-name="P2"/>
      <text:p text:style-name="P25"><text:span text:style-name="T8"><text:tab/><text:tab/><text:tab/><text:tab/><text:tab/></text:span><text:span text:style-name="T9">A</text:span><text:span text:style-name="T8"> </text:span><text:span text:style-name="T23">⊂</text:span> <text:span text:style-name="T20"><text:s/></text:span><text:span text:style-name="T14">Ω</text:span></text:p>
      <text:p text:style-name="P2"/>
      <text:p text:style-name="P4"/>
      <text:p text:style-name="Text_20_body"/>
      <text:p text:style-name="P29">Remarque :</text:p>
      <text:p text:style-name="Text_20_body">O<text:span text:style-name="T8">n dit que chaque </text:span><text:span text:style-name="T11">issue</text:span><text:span text:style-name="T8"> </text:span><text:span text:style-name="T9">a</text:span><text:span text:style-name="T8"> qui est dans la partie </text:span><text:span text:style-name="T9">A</text:span><text:span text:style-name="T8"> </text:span><text:span text:style-name="T11">réalise</text:span><text:span text:style-name="T8"> l’</text:span><text:span text:style-name="T11">évènement</text:span><text:span text:style-name="T8"> </text:span><text:span text:style-name="T9">A</text:span><text:span text:style-name="T8"> (</text:span><text:span text:style-name="T9">a </text:span><text:span text:style-name="T23">∈ </text:span><text:span text:style-name="T9">A</text:span><text:span text:style-name="T8">).</text:span></text:p>
      <text:p text:style-name="Text_20_body"/>
      <text:p text:style-name="Text_20_body"/>
      <table:table table:name="Tableau16" table:style-name="Tableau16">
        <table:table-column table:style-name="Tableau16.A"/>
        <text:soft-page-break/>
        <table:table-row>
          <table:table-cell table:style-name="Tableau16.A1" office:value-type="string">
            <text:p text:style-name="P34">Définitions :</text:p>
            <text:list xml:id="list2871554070" text:style-name="L2">
              <text:list-item>
                <text:p text:style-name="P48"><text:span text:style-name="T39">Un</text:span> <text:span text:style-name="T1">événement impossible</text:span><text:span text:style-name="T6"> </text:span><text:span text:style-name="T7">est un événement qui n’est réalisé par</text:span><text:span text:style-name="T6"> aucu</text:span>ne issue.</text:p>
              </text:list-item>
              <text:list-item>
                <text:p text:style-name="P49"><text:span text:style-name="T39">Un</text:span> <text:span text:style-name="T1">événement </text:span><text:span text:style-name="T3">certain</text:span><text:span text:style-name="T6"> </text:span><text:span text:style-name="T7">est un événement qui est réalisé par</text:span><text:span text:style-name="T6"> </text:span><text:span text:style-name="T7">toutes les issues</text:span>.</text:p>
              </text:list-item>
            </text:list>
          </table:table-cell>
        </table:table-row>
      </table:table>
      <text:p text:style-name="Text_20_body"/>
      <text:p text:style-name="P29">Exemple<text:span text:style-name="T39">s</text:span> :</text:p>
      <text:p text:style-name="P52">On lance un dé à six faces numérotées de 1 à 6. Donc <text:span text:style-name="T14">Ω</text:span> = {1 ; 2 ; 3 ; 4 ; 5 ; 6}</text:p>
      <text:list xml:id="list74116040" text:style-name="L3">
        <text:list-item>
          <text:p text:style-name="P50">Soit A l’événement<text:span text:style-name="T39"> :</text:span> « sortie d’un multiple de 3 ».</text:p>
          <text:p text:style-name="P50">A = {3 ; 6} (les issues 3 et 6 réalisent l’événement A) et <draw:frame draw:style-name="fr3" draw:name="Objet24" text:anchor-type="as-char" svg:width="0.503cm" svg:height="0.467cm" draw:z-index="49"><draw:object xlink:href="./Object 24" xlink:type="simple" xlink:show="embed" xlink:actuate="onLoad"/><draw:image xlink:href="./ObjectReplacements/Object 24" xlink:type="simple" xlink:show="embed" xlink:actuate="onLoad"/></draw:frame><text:s/>= {1 ; 2 ; 4 ; 5}</text:p>
        </text:list-item>
        <text:list-item>
          <text:p text:style-name="P50">Soit B l’événement<text:span text:style-name="T39"> :</text:span> « sortie du 4 ». </text:p>
          <text:p text:style-name="P50">B = {4} est un événement élémentaire.</text:p>
        </text:list-item>
        <text:list-item>
          <text:p text:style-name="P50">Soit C l’événement<text:span text:style-name="T39"> :</text:span> « sortie du 7 »</text:p>
          <text:p text:style-name="P50">C = ∅ est l’événement impossible.</text:p>
        </text:list-item>
        <text:list-item>
          <text:p text:style-name="P50">Soit D l’événement<text:span text:style-name="T39"> :</text:span> « sortie d’un résultat inférieur ou égal à 6 »</text:p>
          <text:p text:style-name="P51">D = <text:span text:style-name="T14">Ω</text:span> est l’événement certain.</text:p>
        </text:list-item>
      </text:list>
      <text:h text:style-name="P67" text:outline-level="2">Probabilité d’un événement</text:h>
      <text:p text:style-name="Text_20_body"><text:span text:style-name="T13">Une loi de probabilité est définie sur un univers </text:span><text:span text:style-name="T15">Ω</text:span><text:span text:style-name="T13">.</text:span>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35">Définition :</text:p>
            <text:p text:style-name="Text_20_body"><text:span text:style-name="T8">La pro</text:span>babilité d’un événement A est la <text:span text:style-name="T1">somme des probabilités</text:span> des issues qui le réalisent.</text:p>
            <text:p text:style-name="Text_20_body">On la<text:span text:style-name="T8"> note </text:span><text:span text:style-name="T8"><draw:frame draw:style-name="fr3" draw:name="Objet4" text:anchor-type="as-char" svg:width="1.132cm" svg:height="0.483cm" draw:z-index="102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8">.</text:span></text:p>
          </table:table-cell>
        </table:table-row>
      </table:table>
      <text:p text:style-name="Text_20_body"/>
      <text:p text:style-name="P29">Exemple :</text:p>
      <text:p text:style-name="P53">On s’intéresse au lancer d’un dé cubique. Donc <text:span text:style-name="T15">Ω</text:span><text:span text:style-name="T9"> </text:span><text:span text:style-name="T8">= {1</text:span><text:span text:style-name="T18"> ;</text:span><text:span text:style-name="T8"> 2</text:span><text:span text:style-name="T18"> ;</text:span><text:span text:style-name="T8"> 3</text:span><text:span text:style-name="T18"> ;</text:span><text:span text:style-name="T8"> 4</text:span><text:span text:style-name="T18"> ;</text:span><text:span text:style-name="T8"> 5</text:span><text:span text:style-name="T18"> ;</text:span><text:span text:style-name="T8"> 6}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6">La loi de probabilité sur <text:span text:style-name="T15">Ω</text:span> est la suivante<text:span text:style-name="T40"> :</text:span></text:p>
            <text:p text:style-name="Standard"/>
            <text:p text:style-name="P7">Remarque : le dé est pipé.</text:p>
          </table:table-cell>
          <table:table-cell table:style-name="Tableau6.A1" office:value-type="string">
            <table:table table:name="Tableau9" table:style-name="Tableau9">
              <table:table-column table:style-name="Tableau9.A"/>
              <table:table-column table:style-name="Tableau9.B" table:number-columns-repeated="5"/>
              <table:table-column table:style-name="Tableau9.G"/>
              <table:table-row>
                <table:table-cell table:style-name="Tableau9.A1" office:value-type="string">
                  <text:p text:style-name="P15">Face</text:p>
                </table:table-cell>
                <table:table-cell table:style-name="Tableau9.B1" office:value-type="float" office:value="1">
                  <text:p text:style-name="P13">1</text:p>
                </table:table-cell>
                <table:table-cell table:style-name="Tableau9.C1" office:value-type="float" office:value="2">
                  <text:p text:style-name="P13">2</text:p>
                </table:table-cell>
                <table:table-cell table:style-name="Tableau9.D1" office:value-type="float" office:value="3">
                  <text:p text:style-name="P13">3</text:p>
                </table:table-cell>
                <table:table-cell table:style-name="Tableau9.E1" office:value-type="float" office:value="4">
                  <text:p text:style-name="P13">4</text:p>
                </table:table-cell>
                <table:table-cell table:style-name="Tableau9.F1" office:value-type="float" office:value="5">
                  <text:p text:style-name="P13">5</text:p>
                </table:table-cell>
                <table:table-cell table:style-name="Tableau9.G1" office:value-type="float" office:value="6">
                  <text:p text:style-name="P13">6</text:p>
                </table:table-cell>
              </table:table-row>
              <table:table-row>
                <table:table-cell table:style-name="Tableau9.A2" office:value-type="string">
                  <text:p text:style-name="P15">Probabilité</text:p>
                </table:table-cell>
                <table:table-cell table:style-name="Tableau9.F2" office:value-type="string">
                  <text:p text:style-name="P13"><draw:frame draw:style-name="fr3" draw:name="Objet52" text:anchor-type="as-char" svg:width="0.714cm" svg:height="0.998cm" draw:z-index="55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13"><draw:frame draw:style-name="fr3" draw:name="Objet53" text:anchor-type="as-char" svg:width="0.52cm" svg:height="0.998cm" draw:z-index="56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13"><draw:frame draw:style-name="fr3" draw:name="Objet54" text:anchor-type="as-char" svg:width="0.506cm" svg:height="0.998cm" draw:z-index="57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13"><draw:frame draw:style-name="fr3" draw:name="Objet55" text:anchor-type="as-char" svg:width="0.506cm" svg:height="0.998cm" draw:z-index="58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    </table:table-cell>
                <table:table-cell table:style-name="Tableau9.F2" office:value-type="string">
                  <text:p text:style-name="P13"><draw:frame draw:style-name="fr3" draw:name="Objet50" text:anchor-type="as-char" svg:width="0.52cm" svg:height="0.998cm" draw:z-index="60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    </table:table-cell>
                <table:table-cell table:style-name="Tableau9.G2" office:value-type="string">
                  <text:p text:style-name="P13"><draw:frame draw:style-name="fr3" draw:name="Objet51" text:anchor-type="as-char" svg:width="0.714cm" svg:height="0.998cm" draw:z-index="61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    </table:table-cell>
              </table:table-row>
            </table:table>
            <text:p text:style-name="P3"/>
          </table:table-cell>
        </table:table-row>
      </table:table>
      <text:p text:style-name="Text_20_body"><text:span text:style-name="T20">A</text:span><text:span text:style-name="T27"> est l’événement : « Obtenir un résultat pair ». </text:span><text:span text:style-name="T20">A</text:span><text:span text:style-name="T27">={2 ; 4 ; 6}</text:span></text:p>
      <text:p text:style-name="Text_20_body">D<text:span text:style-name="T27">onc : </text:span><text:span text:style-name="T27"><draw:frame draw:style-name="fr3" draw:name="Objet56" text:anchor-type="as-char" svg:width="3.985cm" svg:height="0.998cm" draw:z-index="68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53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35">Propriétés :</text:p>
            <text:list xml:id="list1112968843" text:style-name="L4">
              <text:list-item>
                <text:p text:style-name="P54">Aucune issue ne réalise l’événement impossible donc <draw:frame draw:style-name="fr3" draw:name="Objet78" text:anchor-type="as-char" svg:width="1.826cm" svg:height="0.508cm" draw:z-index="103"><draw:object xlink:href="./Object 20" xlink:type="simple" xlink:show="embed" xlink:actuate="onLoad"/><draw:image xlink:href="./ObjectReplacements/Object 20" xlink:type="simple" xlink:show="embed" xlink:actuate="onLoad"/><svg:desc>formule</svg:desc></draw:frame>.</text:p>
              </text:list-item>
              <text:list-item>
                <text:p text:style-name="P54">L’événement certain est réalisé par chacune des issues donc <draw:frame draw:style-name="fr3" draw:name="Objet86" text:anchor-type="as-char" svg:width="1.723cm" svg:height="0.508cm" draw:z-index="104"><draw:object xlink:href="./Object 21" xlink:type="simple" xlink:show="embed" xlink:actuate="onLoad"/><draw:image xlink:href="./ObjectReplacements/Object 21" xlink:type="simple" xlink:show="embed" xlink:actuate="onLoad"/><svg:desc>formule</svg:desc></draw:frame>.</text:p>
              </text:list-item>
              <text:list-item>
                <text:p text:style-name="P54">Pour tout événement A, <draw:frame draw:style-name="fr3" draw:name="Objet87" text:anchor-type="as-char" svg:width="2.268cm" svg:height="0.483cm" draw:z-index="105"><draw:object xlink:href="./Object 22" xlink:type="simple" xlink:show="embed" xlink:actuate="onLoad"/><draw:image xlink:href="./ObjectReplacements/Object 22" xlink:type="simple" xlink:show="embed" xlink:actuate="onLoad"/><svg:desc>formule</svg:desc></draw:frame>.</text:p>
              </text:list-item>
              <text:list-item>
                <text:p text:style-name="P54">Pour t<text:span text:style-name="T8">out événement </text:span><text:span text:style-name="T9">A</text:span><text:span text:style-name="T8">, </text:span><text:span text:style-name="T8"><draw:frame draw:style-name="fr3" draw:name="Objet23" text:anchor-type="as-char" svg:width="2.974cm" svg:height="0.483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8">.</text:span></text:p>
              </text:list-item>
            </text:list>
          </table:table-cell>
        </table:table-row>
      </table:table>
      <table:table table:name="Tableau17" table:style-name="Tableau17">
        <table:table-column table:style-name="Tableau17.A"/>
        <text:soft-page-break/>
        <table:table-row>
          <table:table-cell table:style-name="Tableau17.A1" office:value-type="string">
            <text:p text:style-name="P35">Propriété :</text:p>
            <text:p text:style-name="Text_20_body"><text:span text:style-name="T27">Dans le cas d’une loi équirépartie, la probabilité d’un événement A est donné p</text:span>ar<text:span text:style-name="T40"> :</text:span></text:p>
            <text:p text:style-name="P55"><draw:frame draw:style-name="fr3" draw:name="Objet19" text:anchor-type="as-char" svg:width="10.964cm" svg:height="0.998cm" draw:z-index="10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</table:table-row>
      </table:table>
      <text:p text:style-name="Text_20_body"/>
      <text:p text:style-name="P23">Démonstration<text:span text:style-name="T40"> :</text:span></text:p>
      <text:p text:style-name="P39"><text:span text:style-name="T27">Nous avons</text:span> vu que, dans ce cas, pour chaque issue <draw:frame draw:style-name="fr3" draw:name="Objet61" text:anchor-type="as-char" svg:width="1.161cm" svg:height="0.998cm" draw:z-index="70"><draw:object xlink:href="./Object 61" xlink:type="simple" xlink:show="embed" xlink:actuate="onLoad"/><draw:image xlink:href="./ObjectReplacements/Object 61" xlink:type="simple" xlink:show="embed" xlink:actuate="onLoad"/></draw:frame><text:s/>où <text:span text:style-name="T20">n</text:span> est le nombre d’issues de l’expérience.</text:p>
      <text:p text:style-name="Text_20_body"><draw:custom-shape text:anchor-type="paragraph" draw:z-index="30" draw:style-name="gr10" draw:text-style-name="P69" svg:width="0.449cm" svg:height="1.879cm" draw:transform="rotate (-1.5707963267949) translate (9.21455555555555cm 0.996597222222222cm)"><text:p/><draw:enhanced-geometry svg:viewBox="0 0 21600 21600" draw:glue-points="0 0 0 21600 21600 10800" draw:text-areas="0 ?f9 7800 ?f10" draw:type="right-brace" draw:modifiers="1800 11245.7786116323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Si A est c<text:span text:style-name="T27">onstitué de </text:span><text:span text:style-name="T20">m</text:span><text:span text:style-name="T27"> issues, alors </text:span><text:span text:style-name="T27"><draw:frame draw:style-name="fr3" draw:name="Objet62" text:anchor-type="as-char" svg:width="3.944cm" svg:height="0.998cm" draw:z-index="71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Text_20_body"><draw:frame text:anchor-type="paragraph" draw:z-index="33" draw:style-name="gr11" draw:text-style-name="P74" svg:width="2.091cm" svg:height="0.505cm" svg:x="7.627cm" svg:y="0.316cm"><draw:text-box><text:p><text:span text:style-name="T43"><text:s/></text:span><text:span text:style-name="T45">m</text:span><text:span text:style-name="T43"> fois</text:span></text:p></draw:text-box></draw:frame></text:p>
      <text:p text:style-name="P28"><text:span text:style-name="T1">Exemple :</text:span></text:p>
      <text:p text:style-name="Text_20_body">Lorsque le dé est supposé parfait, les événements élémentaires sont équiprobables.</text:p>
      <text:p text:style-name="Text_20_body">Soit A l’événement<text:span text:style-name="T40"> :</text:span> « Sortie d’un multiple de 3 ». Donc A = {3 ; 6}</text:p>
      <text:p text:style-name="Text_20_body">Alors <draw:frame draw:style-name="fr3" draw:name="Objet63" text:anchor-type="as-char" svg:width="2.445cm" svg:height="0.998cm" draw:z-index="72"><draw:object xlink:href="./Object 63" xlink:type="simple" xlink:show="embed" xlink:actuate="onLoad"/><draw:image xlink:href="./ObjectReplacements/Object 63" xlink:type="simple" xlink:show="embed" xlink:actuate="onLoad"/></draw:frame>.</text:p>
      <text:h text:style-name="P62" text:outline-level="1">Calculs de probabilités</text:h>
      <text:h text:style-name="P64" text:outline-level="2">Intersection et réunion d’événements</text:h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56">Définitions :</text:p>
            <text:list xml:id="list705097140" text:style-name="L5">
              <text:list-item>
                <text:p text:style-name="P43"><text:span text:style-name="T27">L’</text:span><text:span text:style-name="T29">intersection</text:span><text:span text:style-name="T27"> de </text:span><text:span text:style-name="T20">A</text:span><text:span text:style-name="T27"> et </text:span><text:span text:style-name="T20">B</text:span><text:span text:style-name="T27"> est l’événement, noté </text:span><text:span text:style-name="T22">A</text:span><text:span text:style-name="T26">∩</text:span><text:span text:style-name="T22">B</text:span>, formé des issues qui réalisent à la fois l’événement <text:span text:style-name="T20">A</text:span> <text:span text:style-name="T1">et</text:span> l’événement <text:span text:style-name="T20">B</text:span>.</text:p>
              </text:list-item>
              <text:list-item>
                <text:p text:style-name="P43">La <text:span text:style-name="T1">réunion</text:span> de <text:span text:style-name="T20">A</text:span> et <text:span text:style-name="T20">B</text:span> est l’événement, noté <text:span text:style-name="T22">A</text:span><text:span text:style-name="T32">∪</text:span><text:span text:style-name="T22">B</text:span>, formé des issues qui réalisent à la fois l’événement <text:span text:style-name="T20">A</text:span> <text:span text:style-name="T1">ou</text:span> l’événement <text:span text:style-name="T20">B</text:span><text:span text:style-name="T27"> (au moins l’un des deux).</text:span></text:p>
              </text:list-item>
            </text:list>
          </table:table-cell>
        </table:table-row>
      </table:table>
      <text:p text:style-name="P9"/>
      <text:p text:style-name="P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draw:g text:anchor-type="paragraph" draw:z-index="34" draw:style-name="gr1"><draw:ellipse draw:style-name="gr5" draw:text-style-name="P69" svg:width="5.107cm" svg:height="2.027cm" svg:x="1.18cm" svg:y="0.039cm"><text:p/></draw:ellipse><draw:ellipse draw:style-name="gr12" draw:text-style-name="P75" svg:width="2.382cm" svg:height="1.086cm" svg:x="2.027cm" svg:y="0.69cm"><text:p/></draw:ellipse><draw:ellipse draw:style-name="gr5" draw:text-style-name="P69" svg:width="2.329cm" svg:height="1.033cm" svg:x="3.455cm" svg:y="0.452cm"><text:p/></draw:ellipse><draw:path draw:style-name="gr13" draw:text-style-name="P76" svg:width="1.016cm" svg:height="0.618cm" draw:transform="rotate (-0.21868975527489) translate (3.49930234471035cm 0.686682270594429cm)" svg:viewBox="0 0 1017 619" svg:d="M116 15c93-1 189 0 284 2 105 3 199 52 306 68 109 16 234 71 286 175 47 94 24 227-43 300-64 69-183 64-273 52-108-16-199-36-305-68-115-35-226-73-300-154-66-71-108-198-26-285l50-103 8-2z"><text:p/></draw:path><draw:frame draw:style-name="gr14" draw:text-style-name="P70" svg:width="0.847cm" svg:height="0.687cm" svg:x="6.128cm" svg:y="0.039cm"><draw:text-box><text:p text:style-name="P77"><text:span text:style-name="T46">Ω</text:span></text:p></draw:text-box></draw:frame><draw:frame draw:style-name="gr15" draw:text-style-name="P70" svg:width="0.715cm" svg:height="0.556cm" svg:x="2.503cm" svg:y="0.857cm"><draw:text-box><text:p>A</text:p></draw:text-box></draw:frame><draw:frame draw:style-name="gr16" draw:text-style-name="P70" svg:width="0.742cm" svg:height="0.609cm" svg:x="4.699cm" svg:y="0.699cm"><draw:text-box><text:p>B</text:p></draw:text-box></draw:frame><draw:line draw:style-name="gr6" draw:text-style-name="P68" svg:x1="4.17cm" svg:y1="1.334cm" svg:x2="6.604cm" svg:y2="1.916cm"><text:p/></draw:line><draw:frame draw:style-name="gr17" draw:text-style-name="P78" svg:width="1.271cm" svg:height="0.689cm" svg:x="6.736cm" svg:y="1.466cm"><draw:text-box><text:p><text:span text:style-name="T47">A</text:span><text:span text:style-name="T48">∩</text:span><text:span text:style-name="T47">B</text:span></text:p></draw:text-box></draw:frame></draw:g></text:p>
          </table:table-cell>
          <table:table-cell table:style-name="Tableau13.A1" office:value-type="string">
            <text:p text:style-name="Table_20_Contents"><draw:g text:anchor-type="paragraph" draw:z-index="35" draw:style-name="gr18"><draw:g draw:style-name="gr19"><draw:ellipse draw:style-name="gr20" draw:text-style-name="P69" svg:width="5.107cm" svg:height="2.027cm" svg:x="1.18cm" svg:y="0.039cm"><text:p/></draw:ellipse><draw:ellipse draw:style-name="gr21" draw:text-style-name="P79" svg:width="2.329cm" svg:height="1.033cm" svg:x="2.053cm" svg:y="0.716cm"><text:p/></draw:ellipse><draw:ellipse draw:style-name="gr21" draw:text-style-name="P79" svg:width="2.329cm" svg:height="1.033cm" svg:x="3.482cm" svg:y="0.399cm"><text:p/></draw:ellipse></draw:g><draw:line draw:style-name="gr22" draw:text-style-name="P68" svg:x1="4.189cm" svg:y1="1.201cm" svg:x2="6.782cm" svg:y2="1.862cm"><text:p/></draw:line><draw:frame draw:style-name="gr23" draw:text-style-name="P78" svg:width="1.403cm" svg:height="0.715cm" svg:x="6.914cm" svg:y="1.44cm"><draw:text-box><text:p><text:span text:style-name="T47">A</text:span><text:span text:style-name="T49">∪</text:span><text:span text:style-name="T47">B</text:span></text:p></draw:text-box></draw:frame><draw:frame draw:style-name="gr24" draw:text-style-name="P70" svg:width="0.847cm" svg:height="0.687cm" svg:x="6.128cm" svg:y="0.039cm"><draw:text-box><text:p text:style-name="P77"><text:span text:style-name="T46">Ω</text:span></text:p></draw:text-box></draw:frame><draw:frame draw:style-name="gr25" draw:text-style-name="P70" svg:width="0.742cm" svg:height="0.609cm" svg:x="4.699cm" svg:y="0.593cm"><draw:text-box><text:p>B</text:p></draw:text-box></draw:frame><draw:frame draw:style-name="gr26" draw:text-style-name="P70" svg:width="0.715cm" svg:height="0.556cm" svg:x="2.635cm" svg:y="0.857cm"><draw:text-box><text:p>A</text:p></draw:text-box></draw:frame></draw:g></text:p>
          </table:table-cell>
        </table:table-row>
      </table:table>
      <text:p text:style-name="P9"/>
      <text:p text:style-name="P9"/>
      <text:p text:style-name="P9"/>
      <text:p text:style-name="P9"/>
      <text:p text:style-name="P29">Exemple :</text:p>
      <text:p text:style-name="Text_20_body"><text:span text:style-name="T27">On lance un dé cubiqu</text:span>e.</text:p>
      <text:p text:style-name="Text_20_body">Soit A l’événement<text:span text:style-name="T41"> :</text:span> « Sortie d’un multiple de 2 »</text:p>
      <text:p text:style-name="Text_20_body">Soit B l’événement<text:span text:style-name="T41"> :</text:span> « Sortie d’un nombre strictement inférieur à 3 »</text:p>
      <text:p text:style-name="Text_20_body">Alors A = {2<text:span text:style-name="T41"> ;</text:span> 4<text:span text:style-name="T41"> ;</text:span> 6} et B = {1<text:span text:style-name="T41"> ;</text:span> 2}</text:p>
      <text:p text:style-name="Text_20_body">Do<text:span text:style-name="T27">nc </text:span><text:span text:style-name="T20">A</text:span><text:span text:style-name="T25">∩</text:span><text:span text:style-name="T20">B</text:span> ={2} et <text:span text:style-name="T20">A</text:span><text:span text:style-name="T31">∪</text:span><text:span text:style-name="T20">B </text:span>= {1<text:span text:style-name="T41"> ;</text:span> 2<text:span text:style-name="T41"> ;</text:span> 4<text:span text:style-name="T41"> ;</text:span> 6}</text:p>
      <text:h text:style-name="Heading_20_2" text:outline-level="2"><text:soft-page-break/><text:span text:style-name="T30">Propriété fondamentale</text:span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57">Définition :</text:p>
            <text:p text:style-name="Text_20_body"><text:span text:style-name="T27">Deux événements sont </text:span><text:span text:style-name="T29">incompatibles</text:span><text:span text:style-name="T27"> lorsque leur intersection est vide.</text:span></text:p>
          </table:table-cell>
        </table:table-row>
      </table:table>
      <text:p text:style-name="Text_20_body"><draw:g text:anchor-type="paragraph" draw:z-index="36" draw:style-name="gr1"><draw:ellipse draw:style-name="gr5" draw:text-style-name="P69" svg:width="3.996cm" svg:height="2.514cm" svg:x="5.14cm" svg:y="0.854cm"><text:p/></draw:ellipse><draw:ellipse draw:style-name="gr27" draw:text-style-name="P80" svg:width="1.191cm" svg:height="1.641cm" svg:x="5.722cm" svg:y="1.357cm"><text:p/></draw:ellipse><draw:ellipse draw:style-name="gr28" draw:text-style-name="P76" svg:width="0.953cm" svg:height="1.297cm" svg:x="7.654cm" svg:y="1.357cm"><text:p/></draw:ellipse><draw:frame draw:style-name="gr8" draw:text-style-name="P73" svg:width="0.9cm" svg:height="0.662cm" svg:x="8.791cm" svg:y="0.854cm"><draw:text-box><text:p text:style-name="P72"><text:span text:style-name="T44">Ω</text:span></text:p></draw:text-box></draw:frame><draw:frame draw:style-name="gr16" draw:text-style-name="P71" svg:width="0.609cm" svg:height="0.609cm" svg:x="6.675cm" svg:y="1.013cm"><draw:text-box><text:p><text:span text:style-name="T20">A</text:span></text:p></draw:text-box></draw:frame><draw:frame draw:style-name="gr16" draw:text-style-name="P71" svg:width="0.98cm" svg:height="0.609cm" svg:x="7.627cm" svg:y="2.442cm"><draw:text-box><text:p><text:span text:style-name="T20">B</text:span></text:p></draw:text-box></draw:frame></draw:g></text:p>
      <text:p text:style-name="Standard"/>
      <text:p text:style-name="Standard"/>
      <text:p text:style-name="Text_20_body"><text:tab/><text:tab/><text:tab/><text:tab/><text:span text:style-name="T20">A</text:span><text:span text:style-name="T23">∩</text:span><text:span text:style-name="T20">B </text:span>= <text:span text:style-name="T1">∅</text:span></text:p>
      <text:p text:style-name="Standard"/>
      <text:p text:style-name="Standard"/>
      <text:p text:style-name="P29">Exemple :</text:p>
      <text:p text:style-name="Text_20_body">On lance un dé cubique.</text:p>
      <text:p text:style-name="Text_20_body">Soit A l’événement<text:span text:style-name="T41"> :</text:span> « Sortie d’un multiple de 3 »</text:p>
      <text:p text:style-name="Text_20_body">Soit B l’événement<text:span text:style-name="T41"> :</text:span> « Sortie d’un nombre strictement inférieur à 3 »</text:p>
      <text:p text:style-name="Text_20_body">Alors A = {3<text:span text:style-name="T42"> ;</text:span> 6} et B ={1<text:span text:style-name="T42"> ;</text:span> 2}</text:p>
      <text:p text:style-name="Text_20_body">D<text:span text:style-name="T27">onc </text:span><text:span text:style-name="T20">A</text:span><text:span text:style-name="T25">∩</text:span><text:span text:style-name="T20">B</text:span> = <text:span text:style-name="T1">∅</text:span>. On en conclut donc que <text:span text:style-name="T20">A</text:span> et <text:span text:style-name="T20">B</text:span> sont incompatibles.</text:p>
      <text:p text:style-name="P27"/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57"><text:span text:style-name="T41">Propriété</text:span> :</text:p>
            <text:p text:style-name="Text_20_body">Si deux événements sont incompatibles, alors <draw:frame draw:style-name="fr3" draw:name="Objet20" text:anchor-type="as-char" svg:width="4.383cm" svg:height="0.483cm" draw:z-index="108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</table:table-row>
      </table:table>
      <text:p text:style-name="Text_20_body"/>
      <text:p text:style-name="P29">Exemple :</text:p>
      <text:p text:style-name="Text_20_body">Dans l’exemple précédent<text:span text:style-name="T41"> :</text:span> A∪B = {1<text:span text:style-name="T41"> ;</text:span> 2<text:span text:style-name="T41"> ;</text:span> 3<text:span text:style-name="T41"> ;</text:span> 6}</text:p>
      <text:p text:style-name="Text_20_body">et donc (si le dé est équilibré) <draw:frame draw:style-name="fr3" draw:name="Objet66" text:anchor-type="as-char" svg:width="3.159cm" svg:height="0.998cm" draw:z-index="95"><draw:object xlink:href="./Object 66" xlink:type="simple" xlink:show="embed" xlink:actuate="onLoad"/><draw:image xlink:href="./ObjectReplacements/Object 66" xlink:type="simple" xlink:show="embed" xlink:actuate="onLoad"/></draw:frame><text:s/>et <draw:frame draw:style-name="fr3" draw:name="Objet67" text:anchor-type="as-char" svg:width="2.445cm" svg:height="0.998cm" draw:z-index="96"><draw:object xlink:href="./Object 67" xlink:type="simple" xlink:show="embed" xlink:actuate="onLoad"/><draw:image xlink:href="./ObjectReplacements/Object 67" xlink:type="simple" xlink:show="embed" xlink:actuate="onLoad"/></draw:frame><text:s/>et <draw:frame draw:style-name="fr3" draw:name="Objet68" text:anchor-type="as-char" svg:width="2.447cm" svg:height="0.998cm" draw:z-index="97"><draw:object xlink:href="./Object 68" xlink:type="simple" xlink:show="embed" xlink:actuate="onLoad"/><draw:image xlink:href="./ObjectReplacements/Object 68" xlink:type="simple" xlink:show="embed" xlink:actuate="onLoad"/></draw:frame>. </text:p>
      <text:p text:style-name="P58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57"><text:span text:style-name="T41">Propriété</text:span> :</text:p>
            <text:p text:style-name="Text_20_body">Pour tous les événements <text:span text:style-name="T20">A</text:span> et <text:span text:style-name="T20">B</text:span><text:span text:style-name="T21"> </text:span><text:span text:style-name="T28">:</text:span> <draw:frame draw:style-name="fr3" draw:name="Objet21" text:anchor-type="as-char" svg:width="6.355cm" svg:height="0.483cm" draw:z-index="109"><draw:object xlink:href="./Object 48" xlink:type="simple" xlink:show="embed" xlink:actuate="onLoad"/><draw:image xlink:href="./ObjectReplacements/Object 48" xlink:type="simple" xlink:show="embed" xlink:actuate="onLoad"/><svg:desc>formule</svg:desc></draw:frame>.</text:p>
          </table:table-cell>
        </table:table-row>
      </table:table>
      <text:p text:style-name="Text_20_body"/>
      <text:p text:style-name="P46">Démonstration :</text:p>
      <text:p text:style-name="Text_20_body">On note <draw:frame draw:style-name="fr3" draw:name="Objet70" text:anchor-type="as-char" svg:width="0.63cm" svg:height="0.531cm" draw:z-index="74"><draw:object xlink:href="./Object 79" xlink:type="simple" xlink:show="embed" xlink:actuate="onLoad"/><draw:image xlink:href="./ObjectReplacements/Object 79" xlink:type="simple" xlink:show="embed" xlink:actuate="onLoad"/><svg:desc>formule</svg:desc></draw:frame><text:s/>l’événement formé des issues de A qui n’appartiennent pas à B (<draw:frame draw:style-name="fr3" draw:name="Objet74" text:anchor-type="as-char" svg:width="2.967cm" svg:height="0.531cm" draw:z-index="75"><draw:object xlink:href="./Object 80" xlink:type="simple" xlink:show="embed" xlink:actuate="onLoad"/><draw:image xlink:href="./ObjectReplacements/Object 80" xlink:type="simple" xlink:show="embed" xlink:actuate="onLoad"/><svg:desc>formule</svg:desc></draw:frame>).</text:p>
      <text:p text:style-name="Text_20_body"><draw:g text:anchor-type="paragraph" draw:z-index="37" draw:style-name="gr1"><draw:ellipse draw:style-name="gr5" draw:text-style-name="P69" svg:width="5.107cm" svg:height="2.027cm" svg:x="10.017cm" svg:y="0.519cm"><text:p/></draw:ellipse><draw:ellipse draw:style-name="gr29" draw:text-style-name="P81" svg:width="2.382cm" svg:height="1.086cm" svg:x="10.864cm" svg:y="1.17cm"><text:p/></draw:ellipse><draw:ellipse draw:style-name="gr5" draw:text-style-name="P69" svg:width="2.329cm" svg:height="1.033cm" svg:x="12.292cm" svg:y="0.932cm"><text:p/></draw:ellipse><draw:path draw:style-name="gr13" draw:text-style-name="P76" svg:width="1.016cm" svg:height="0.618cm" draw:transform="rotate (-0.21868975527489) translate (12.3363856780436cm 1.16646004837239cm)" svg:viewBox="0 0 1017 619" svg:d="M116 15c93-1 189-1 284 2 105 3 199 51 306 67 109 17 234 71 286 175 47 94 24 228-43 301-64 69-183 64-273 51-108-15-199-35-305-67-115-35-226-73-300-154-66-72-108-199-26-285l50-104 8-1z"><text:p/></draw:path><draw:frame draw:style-name="gr14" draw:text-style-name="P70" svg:width="0.847cm" svg:height="0.687cm" svg:x="14.965cm" svg:y="0.519cm"><draw:text-box><text:p text:style-name="P77"><text:span text:style-name="T46">Ω</text:span></text:p></draw:text-box></draw:frame><draw:frame draw:style-name="gr15" draw:text-style-name="P70" svg:width="0.715cm" svg:height="0.556cm" svg:x="11.34cm" svg:y="0.782cm"><draw:text-box><text:p>A</text:p></draw:text-box></draw:frame><draw:frame draw:style-name="gr16" draw:text-style-name="P70" svg:width="0.742cm" svg:height="0.609cm" svg:x="13.536cm" svg:y="1.179cm"><draw:text-box><text:p>B</text:p></draw:text-box></draw:frame><draw:line draw:style-name="gr6" draw:text-style-name="P68" svg:x1="13.007cm" svg:y1="1.815cm" svg:x2="15.441cm" svg:y2="2.397cm"><text:p/></draw:line><draw:frame draw:style-name="gr17" draw:text-style-name="P78" svg:width="1.271cm" svg:height="0.689cm" svg:x="15.573cm" svg:y="1.946cm"><draw:text-box><text:p><text:span text:style-name="T47">A</text:span><text:span text:style-name="T48">∩</text:span><text:span text:style-name="T47">B</text:span></text:p></draw:text-box></draw:frame><draw:frame draw:style-name="gr30" draw:text-style-name="P70" svg:width="0.874cm" svg:height="0.766cm" svg:x="11.465cm" svg:y="1.489cm"><draw:text-box><text:p>A<text:span text:style-name="T50">1</text:span></text:p></draw:text-box></draw:frame></draw:g><draw:frame draw:style-name="fr3" draw:name="Objet80" text:anchor-type="as-char" svg:width="0.63cm" svg:height="0.531cm" draw:z-index="76"><draw:object xlink:href="./Object 74" xlink:type="simple" xlink:show="embed" xlink:actuate="onLoad"/><draw:image xlink:href="./ObjectReplacements/Object 74" xlink:type="simple" xlink:show="embed" xlink:actuate="onLoad"/><svg:desc>formule</svg:desc></draw:frame><text:s/>et B sont incompatibles et <draw:frame draw:style-name="fr3" draw:name="Objet81" text:anchor-type="as-char" svg:width="2.665cm" svg:height="0.531cm" draw:z-index="77"><draw:object xlink:href="./Object 81" xlink:type="simple" xlink:show="embed" xlink:actuate="onLoad"/><draw:image xlink:href="./ObjectReplacements/Object 81" xlink:type="simple" xlink:show="embed" xlink:actuate="onLoad"/><svg:desc>formule</svg:desc></draw:frame><text:s/>donc :</text:p>
      <text:p text:style-name="Text_20_body"><draw:frame draw:style-name="fr3" draw:name="Objet82" text:anchor-type="as-char" svg:width="6.609cm" svg:height="0.531cm" draw:z-index="78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Text_20_body"><draw:frame draw:style-name="fr3" draw:name="Objet83" text:anchor-type="as-char" svg:width="0.63cm" svg:height="0.531cm" draw:z-index="79"><draw:object xlink:href="./Object 83" xlink:type="simple" xlink:show="embed" xlink:actuate="onLoad"/><draw:image xlink:href="./ObjectReplacements/Object 83" xlink:type="simple" xlink:show="embed" xlink:actuate="onLoad"/><svg:desc>formule</svg:desc></draw:frame><text:s/>et A∩B sont aussi incompatibles donc :</text:p>
      <text:p text:style-name="Text_20_body"><draw:frame draw:style-name="fr3" draw:name="Objet84" text:anchor-type="as-char" svg:width="7.595cm" svg:height="0.531cm" draw:z-index="80"><draw:object xlink:href="./Object 84" xlink:type="simple" xlink:show="embed" xlink:actuate="onLoad"/><draw:image xlink:href="./ObjectReplacements/Object 84" xlink:type="simple" xlink:show="embed" xlink:actuate="onLoad"/><svg:desc>formule</svg:desc></draw:frame></text:p>
      <text:p text:style-name="Text_20_body">d’où <draw:frame draw:style-name="fr3" draw:name="Objet85" text:anchor-type="as-char" svg:width="4.509cm" svg:height="0.531cm" draw:z-index="81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Text_20_body">On a donc :</text:p>
      <text:p text:style-name="Text_20_body"><draw:frame draw:style-name="fr3" draw:name="Objet79" text:anchor-type="as-char" svg:width="11.707cm" svg:height="0.531cm" draw:z-index="82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Text_20_body"><text:soft-page-break/></text:p>
      <text:p text:style-name="P29">Exemple :</text:p>
      <text:p text:style-name="Text_20_body">Dans un jeu classique de 32 cartes, il y a 4 couleurs :</text:p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10">trèfle <text:s/><draw:frame draw:style-name="fr1" draw:name="images1" text:anchor-type="as-char" svg:y="-0.526cm" svg:width="0.894cm" svg:height="0.894cm" draw:z-index="83"><draw:image xlink:href="Pictures/100000000000005500000055DF28926191D07EA8.png" xlink:type="simple" xlink:show="embed" xlink:actuate="onLoad" loext:mime-type="image/png"/></draw:frame></text:p>
          </table:table-cell>
          <table:table-cell table:style-name="Tableau12.A1" office:value-type="string">
            <text:p text:style-name="P10">carreau <draw:frame draw:style-name="fr2" draw:name="images2" text:anchor-type="as-char" svg:y="-0.467cm" svg:width="0.894cm" svg:height="0.894cm" draw:z-index="84"><draw:image xlink:href="Pictures/100000000000005A0000005A5DBDB3C98112BF2F.png" xlink:type="simple" xlink:show="embed" xlink:actuate="onLoad" loext:mime-type="image/png"/></draw:frame></text:p>
          </table:table-cell>
          <table:table-cell table:style-name="Tableau12.A1" office:value-type="string">
            <text:p text:style-name="P10">cœur<draw:frame draw:style-name="fr2" draw:name="images3" text:anchor-type="as-char" svg:y="-0.494cm" svg:width="0.848cm" svg:height="0.848cm" draw:z-index="85"><draw:image xlink:href="Pictures/100000000000007C0000007C603E6E98140799C9.png" xlink:type="simple" xlink:show="embed" xlink:actuate="onLoad" loext:mime-type="image/png"/></draw:frame></text:p>
          </table:table-cell>
          <table:table-cell table:style-name="Tableau12.A1" office:value-type="string">
            <text:p text:style-name="P10">pique <draw:frame draw:style-name="fr2" draw:name="images4" text:anchor-type="as-char" svg:y="-0.52cm" svg:width="0.864cm" svg:height="0.864cm" draw:z-index="86"><draw:image xlink:href="Pictures/100000000000007C0000007C15124A46A8C9BA11.png" xlink:type="simple" xlink:show="embed" xlink:actuate="onLoad" loext:mime-type="image/png"/></draw:frame></text:p>
          </table:table-cell>
        </table:table-row>
      </table:table>
      <text:p text:style-name="Text_20_body"/>
      <text:p text:style-name="Text_20_body">Et 8 valeurs dans chaque couleur<text:span text:style-name="T41"> :</text:span> as, roi, dame, valet, 10, 9, 8, 7</text:p>
      <text:p text:style-name="Text_20_body">On tire une carte au hasard dans le jeu.</text:p>
      <text:p text:style-name="Text_20_body"/>
      <text:p text:style-name="Text_20_body">Quel<text:span text:style-name="T41">le</text:span> est la probabilité que la carte tirée soit une dame ou un trèfle ?</text:p>
      <text:p text:style-name="Text_20_body"/>
      <text:p text:style-name="Text_20_body">Soit D l’événement : « la carte est une dame » et T l’événement : « la carte est un trèfle ».</text:p>
      <text:p text:style-name="Text_20_body">On a donc :<text:tab/><text:tab/></text:p>
      <text:list xml:id="list1938187620" text:style-name="L6">
        <text:list-item>
          <text:p text:style-name="P59">D∩T : « la carte est une dame de trèfle ».</text:p>
        </text:list-item>
        <text:list-item>
          <text:p text:style-name="P59">D∪T : « la carte est une dame ou un trèfle ».</text:p>
        </text:list-item>
      </text:list>
      <text:p text:style-name="Text_20_body">Donc <draw:frame draw:style-name="fr3" draw:name="Objet71" text:anchor-type="as-char" svg:width="2.697cm" svg:height="0.998cm" draw:z-index="87"><draw:object xlink:href="./Object 71" xlink:type="simple" xlink:show="embed" xlink:actuate="onLoad"/><draw:image xlink:href="./ObjectReplacements/Object 71" xlink:type="simple" xlink:show="embed" xlink:actuate="onLoad"/></draw:frame><text:s/>et <draw:frame draw:style-name="fr3" draw:name="Objet72" text:anchor-type="as-char" svg:width="2.662cm" svg:height="0.998cm" draw:z-index="88"><draw:object xlink:href="./Object 72" xlink:type="simple" xlink:show="embed" xlink:actuate="onLoad"/><draw:image xlink:href="./ObjectReplacements/Object 72" xlink:type="simple" xlink:show="embed" xlink:actuate="onLoad"/></draw:frame><text:s/>de plus <draw:frame draw:style-name="fr3" draw:name="Objet73" text:anchor-type="as-char" svg:width="2.739cm" svg:height="0.998cm" draw:z-index="89"><draw:object xlink:href="./Object 73" xlink:type="simple" xlink:show="embed" xlink:actuate="onLoad"/><draw:image xlink:href="./ObjectReplacements/Object 73" xlink:type="simple" xlink:show="embed" xlink:actuate="onLoad"/></draw:frame>.</text:p>
      <text:p text:style-name="Text_20_body">Donc <draw:frame draw:style-name="fr3" draw:name="Objet75" text:anchor-type="as-char" svg:width="12.137cm" svg:height="0.998cm" draw:z-index="90"><draw:object xlink:href="./Object 75" xlink:type="simple" xlink:show="embed" xlink:actuate="onLoad"/><draw:image xlink:href="./ObjectReplacements/Object 75" xlink:type="simple" xlink:show="embed" xlink:actuate="onLoad"/></draw:frame>.</text:p>
      <text:p text:style-name="Text_20_body">Ainsi la probabilité de tirer un trèfle ou une dame est de <draw:frame draw:style-name="fr3" draw:name="Objet76" text:anchor-type="as-char" svg:width="0.718cm" svg:height="0.998cm" draw:z-index="93"><draw:object xlink:href="./Object 76" xlink:type="simple" xlink:show="embed" xlink:actuate="onLoad"/><draw:image xlink:href="./ObjectReplacements/Object 76" xlink:type="simple" xlink:show="embed" xlink:actuate="onLoad"/></draw:frame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5" svg:font-family="OpenSymbol" style:font-charset="x-symbol"/>
    <style:font-face style:name="OpenSymbol1" svg:font-family="OpenSymbol" style:font-pitch="variable" style:font-charset="x-symbol"/>
    <style:font-face style:name="OpenSymbol3" svg:font-family="OpenSymbol, 'Arial Unicode MS'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F" svg:font-family="" style:font-family-generic="roman"/>
    <style:font-face style:name="Courier New" svg:font-family="'Courier New'" style:font-family-generic="modern" style:font-pitch="fixed"/>
    <style:font-face style:name="OpenSymbol2" svg:font-family="OpenSymbol" style:font-pitch="variable"/>
    <style:font-face style:name="OpenSymbol4" svg:font-family="OpenSymbol, 'Arial Unicode MS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8:32:03.84</meta:creation-date>
    <meta:editing-duration>PT1H16M1S</meta:editing-duration>
    <meta:editing-cycles>19</meta:editing-cycles>
    <meta:generator>LibreOffice/6.0.7.3$Linux_X86_64 LibreOffice_project/00m0$Build-3</meta:generator>
    <dc:date>2020-01-10T16:49:15.422308610</dc:date>
    <meta:document-statistic meta:table-count="27" meta:image-count="4" meta:object-count="79" meta:page-count="7" meta:paragraph-count="218" meta:word-count="1331" meta:character-count="6608" meta:non-whitespace-character-count="5455"/>
  </office:meta>
</office:document-meta>
</file>

<file path=Object 1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10/content.xml><?xml version="1.0" encoding="utf-8"?>
<math xmlns="http://www.w3.org/1998/Math/MathML">
  <semantics>
    <msub>
      <mi>e</mi>
      <mn>2</mn>
    </msub>
    <annotation encoding="StarMath 5.0">e_{2}</annotation>
  </semantics>
</math>
</file>

<file path=Object 11/content.xml><?xml version="1.0" encoding="utf-8"?>
<math xmlns="http://www.w3.org/1998/Math/MathML">
  <semantics>
    <msub>
      <mi>e</mi>
      <mn>3</mn>
    </msub>
    <annotation encoding="StarMath 5.0">e_{3}</annotation>
  </semantics>
</math>
</file>

<file path=Object 12/content.xml><?xml version="1.0" encoding="utf-8"?>
<math xmlns="http://www.w3.org/1998/Math/MathML">
  <semantics>
    <msub>
      <mi>e</mi>
      <mi>n</mi>
    </msub>
    <annotation encoding="StarMath 5.0">e_n</annotation>
  </semantics>
</math>
</file>

<file path=Object 13/content.xml><?xml version="1.0" encoding="utf-8"?>
<math xmlns="http://www.w3.org/1998/Math/MathML">
  <semantics>
    <msub>
      <mi>e</mi>
      <mn>1</mn>
    </msub>
    <annotation encoding="StarMath 5.0">e_{1}</annotation>
  </semantics>
</math>
</file>

<file path=Object 14/content.xml><?xml version="1.0" encoding="utf-8"?>
<math xmlns="http://www.w3.org/1998/Math/MathML">
  <semantics>
    <msub>
      <mi>e</mi>
      <mn>2</mn>
    </msub>
    <annotation encoding="StarMath 5.0">e_{2}</annotation>
  </semantics>
</math>
</file>

<file path=Object 15/content.xml><?xml version="1.0" encoding="utf-8"?>
<math xmlns="http://www.w3.org/1998/Math/MathML">
  <semantics>
    <msub>
      <mi>e</mi>
      <mn>3</mn>
    </msub>
    <annotation encoding="StarMath 5.0">e_{3}</annotation>
  </semantics>
</math>
</file>

<file path=Object 16/content.xml><?xml version="1.0" encoding="utf-8"?>
<math xmlns="http://www.w3.org/1998/Math/MathML">
  <semantics>
    <msub>
      <mi>e</mi>
      <mi>n</mi>
    </msub>
    <annotation encoding="StarMath 5.0">e_n</annotation>
  </semantics>
</math>
</file>

<file path=Object 17/content.xml><?xml version="1.0" encoding="utf-8"?>
<math xmlns="http://www.w3.org/1998/Math/MathML">
  <semantics>
    <msub>
      <mi>p</mi>
      <mn>1</mn>
    </msub>
    <annotation encoding="StarMath 5.0">p_{1}</annotation>
  </semantics>
</math>
</file>

<file path=Object 18/content.xml><?xml version="1.0" encoding="utf-8"?>
<math xmlns="http://www.w3.org/1998/Math/MathML">
  <semantics>
    <msub>
      <mi>p</mi>
      <mn>2</mn>
    </msub>
    <annotation encoding="StarMath 5.0">p_{2}</annotation>
  </semantics>
</math>
</file>

<file path=Object 19/content.xml><?xml version="1.0" encoding="utf-8"?>
<math xmlns="http://www.w3.org/1998/Math/MathML">
  <semantics>
    <mrow>
      <mi>p</mi>
      <mrow>
        <mo stretchy="false">(</mo>
        <mi>A</mi>
        <mo stretchy="false">)</mo>
      </mrow>
    </mrow>
    <annotation encoding="StarMath 5.0">p(A)</annotation>
  </semantics>
</math>
</file>

<file path=Object 2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text>∅</mtext>
          </mrow>
          <mo fence="true" stretchy="false">)</mo>
        </mrow>
        <mo stretchy="false">=</mo>
        <mn>0</mn>
      </mrow>
    </mrow>
    <annotation encoding="StarMath 5.0">p( "∅" )={0}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text>Ω</mtext>
          </mrow>
          <mo fence="true" stretchy="false">)</mo>
        </mrow>
        <mo stretchy="false">=</mo>
        <mn>1</mn>
      </mrow>
    </mrow>
    <annotation encoding="StarMath 5.0">p("Ω")={1}</annotation>
  </semantics>
</math>
</file>

<file path=Object 22/content.xml><?xml version="1.0" encoding="utf-8"?>
<math xmlns="http://www.w3.org/1998/Math/MathML">
  <semantics>
    <mrow>
      <mrow>
        <mn>0</mn>
        <mo stretchy="false">≤</mo>
        <mi>p</mi>
      </mrow>
      <mrow>
        <mrow>
          <mo stretchy="false">(</mo>
          <mi>A</mi>
          <mo stretchy="false">)</mo>
        </mrow>
        <mo stretchy="false">≤</mo>
        <mn>1</mn>
      </mrow>
    </mrow>
    <annotation encoding="StarMath 5.0">{0} leslant p(A) leslant {1}</annotation>
  </semantics>
</math>
</file>

<file path=Object 23/content.xml><?xml version="1.0" encoding="utf-8"?>
<math xmlns="http://www.w3.org/1998/Math/MathML">
  <semantics>
    <msub>
      <mi>e</mi>
      <mi>i</mi>
    </msub>
    <annotation encoding="StarMath 5.0">e_i</annotation>
  </semantics>
</math>
</file>

<file path=Object 24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25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26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27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28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29/content.xml><?xml version="1.0" encoding="utf-8"?>
<math xmlns="http://www.w3.org/1998/Math/MathML">
  <semantics>
    <msub>
      <mi>p</mi>
      <mn>3</mn>
    </msub>
    <annotation encoding="StarMath 5.0">p_{3}</annotation>
  </semantics>
</math>
</file>

<file path=Object 3/content.xml><?xml version="1.0" encoding="utf-8"?>
<math xmlns="http://www.w3.org/1998/Math/MathML">
  <semantics>
    <mrow>
      <mi>p</mi>
      <mi mathvariant="normal">=</mi>
      <mfrac>
        <mn>1</mn>
        <mi>n</mi>
      </mfrac>
    </mrow>
    <annotation encoding="StarMath 5.0">p={1} over n</annotation>
  </semantics>
</math>
</file>

<file path=Object 30/content.xml><?xml version="1.0" encoding="utf-8"?>
<math xmlns="http://www.w3.org/1998/Math/MathML">
  <semantics>
    <msub>
      <mi>p</mi>
      <mi>n</mi>
    </msub>
    <annotation encoding="StarMath 5.0">p_n</annotation>
  </semantics>
</math>
</file>

<file path=Object 31/content.xml><?xml version="1.0" encoding="utf-8"?>
<math xmlns="http://www.w3.org/1998/Math/MathML">
  <semantics>
    <mrow>
      <mrow>
        <mrow>
          <mrow>
            <mrow>
              <msub>
                <mi>p</mi>
                <mn>1</mn>
              </msub>
              <mi mathvariant="normal">=</mi>
              <msub>
                <mi>p</mi>
                <mn>2</mn>
              </msub>
            </mrow>
            <mi mathvariant="normal">=</mi>
            <msub>
              <mi>p</mi>
              <mn>3</mn>
            </msub>
          </mrow>
          <mi mathvariant="normal">=</mi>
          <msub>
            <mi>p</mi>
            <mn>4</mn>
          </msub>
        </mrow>
        <mi mathvariant="normal">=</mi>
        <msub>
          <mi>p</mi>
          <mn>5</mn>
        </msub>
      </mrow>
      <mi mathvariant="normal">=</mi>
      <msub>
        <mi>p</mi>
        <mn>6</mn>
      </msub>
    </mrow>
    <annotation encoding="StarMath 5.0">p_{1}=p_{2}=p_{3}=p_{4}=p_{5}=p_{6}</annotation>
  </semantics>
</math>
</file>

<file path=Object 32/content.xml><?xml version="1.0" encoding="utf-8"?>
<math xmlns="http://www.w3.org/1998/Math/MathML">
  <semantics>
    <mrow>
      <mrow>
        <mrow>
          <mrow>
            <mrow>
              <mrow>
                <msub>
                  <mi>p</mi>
                  <mn>1</mn>
                </msub>
                <mo stretchy="false">+</mo>
                <msub>
                  <mi>p</mi>
                  <mn>2</mn>
                </msub>
              </mrow>
              <mo stretchy="false">+</mo>
              <msub>
                <mi>p</mi>
                <mn>3</mn>
              </msub>
            </mrow>
            <mo stretchy="false">+</mo>
            <msub>
              <mi>p</mi>
              <mn>4</mn>
            </msub>
          </mrow>
          <mo stretchy="false">+</mo>
          <msub>
            <mi>p</mi>
            <mn>5</mn>
          </msub>
        </mrow>
        <mo stretchy="false">+</mo>
        <msub>
          <mi>p</mi>
          <mn>6</mn>
        </msub>
      </mrow>
      <mi mathvariant="normal">=</mi>
      <mn>1</mn>
    </mrow>
    <annotation encoding="StarMath 5.0">p_{1}+p_{2}+p_{3}+p_{4}+p_{5}+p_{6}={1}</annotation>
  </semantics>
</math>
</file>

<file path=Object 33/content.xml><?xml version="1.0" encoding="utf-8"?>
<math xmlns="http://www.w3.org/1998/Math/MathML">
  <semantics>
    <msub>
      <mi>e</mi>
      <mi>i</mi>
    </msub>
    <annotation encoding="StarMath 5.0">e_i</annotation>
  </semantics>
</math>
</file>

<file path=Object 34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35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6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7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8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39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4/content.xml><?xml version="1.0" encoding="utf-8"?>
<math xmlns="http://www.w3.org/1998/Math/MathML" display="block">
  <semantics>
    <mover accent="true">
      <mi>A</mi>
      <mo>¯</mo>
    </mover>
    <annotation encoding="StarMath 5.0"> overline {A}</annotation>
  </semantics>
</math>
</file>

<file path=Object 40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41/content.xml><?xml version="1.0" encoding="utf-8"?>
<math xmlns="http://www.w3.org/1998/Math/MathML">
  <semantics>
    <mrow>
      <mi>p</mi>
      <mrow>
        <mrow>
          <mo stretchy="false">(</mo>
          <mover accent="true">
            <mi>A</mi>
            <mo>¯</mo>
          </mover>
          <mo stretchy="false">)</mo>
        </mrow>
        <mi mathvariant="normal">=</mi>
        <mrow>
          <mn>1</mn>
          <mi mathvariant="normal">−</mi>
          <mi>p</mi>
        </mrow>
      </mrow>
      <mrow>
        <mo stretchy="false">(</mo>
        <mi>A</mi>
        <mo stretchy="false">)</mo>
      </mrow>
    </mrow>
    <annotation encoding="StarMath 5.0">p( overline {A})=1-p(A)</annotation>
  </semantics>
</math>
</file>

<file path=Object 42/content.xml><?xml version="1.0" encoding="utf-8"?>
<math xmlns="http://www.w3.org/1998/Math/MathML">
  <semantics>
    <mrow>
      <mrow>
        <mrow>
          <mrow>
            <mrow>
              <mi>p</mi>
              <mo stretchy="false">+</mo>
              <mi>p</mi>
            </mrow>
            <mo stretchy="false">+</mo>
            <mi>p</mi>
          </mrow>
          <mo stretchy="false">+</mo>
          <mi>…</mi>
        </mrow>
        <mo stretchy="false">+</mo>
        <mi>p</mi>
      </mrow>
      <mi mathvariant="normal">=</mi>
      <mn>1</mn>
    </mrow>
    <annotation encoding="StarMath 5.0">p+p+p+…+p={1}</annotation>
  </semantics>
</math>
</file>

<file path=Object 43/content.xml><?xml version="1.0" encoding="utf-8"?>
<math xmlns="http://www.w3.org/1998/Math/MathML">
  <semantics>
    <mrow>
      <mi mathvariant="italic">np</mi>
      <mi mathvariant="normal">=</mi>
      <mn>1</mn>
    </mrow>
    <annotation encoding="StarMath 5.0">np={1}</annotation>
  </semantics>
</math>
</file>

<file path=Object 44/content.xml><?xml version="1.0" encoding="utf-8"?>
<math xmlns="http://www.w3.org/1998/Math/MathML">
  <semantics>
    <mrow>
      <mi>p</mi>
      <mi mathvariant="normal">=</mi>
      <mfrac>
        <mn>1</mn>
        <mi>n</mi>
      </mfrac>
    </mrow>
    <annotation encoding="StarMath 5.0">p={1} over n</annotation>
  </semantics>
</math>
</file>

<file path=Object 45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row>
              <mi mathvariant="italic">nombre</mi>
              <mi/>
              <mi>d</mi>
              <mi>'</mi>
              <mi mathvariant="italic">issues</mi>
              <mi/>
              <mi mathvariant="italic">dans</mi>
              <mi/>
              <mi>A</mi>
            </mrow>
            <mrow>
              <mi mathvariant="italic">nombre</mi>
              <mi/>
              <mi>d</mi>
              <mi>'</mi>
              <mi mathvariant="italic">issues</mi>
              <mi/>
              <mi mathvariant="italic">dans</mi>
              <mi/>
              <mi>E</mi>
            </mrow>
          </mfrac>
        </mrow>
        <mi mathvariant="normal">=</mi>
        <mfrac>
          <mrow>
            <mi mathvariant="italic">nombre</mi>
            <mi/>
            <mi mathvariant="italic">de</mi>
            <mi/>
            <mi mathvariant="italic">cas</mi>
            <mi/>
            <mi mathvariant="italic">favorables</mi>
          </mrow>
          <mrow>
            <mi mathvariant="italic">nombre</mi>
            <mi/>
            <mi mathvariant="italic">de</mi>
            <mi/>
            <mi mathvariant="italic">cas</mi>
            <mi/>
            <mi mathvariant="italic">possibles</mi>
          </mrow>
        </mfrac>
      </mrow>
    </mrow>
    <annotation encoding="StarMath 5.0">p(A)={nombre `d'issues` dans` A} over {nombre `d'issues` dans `E}={nombre `de`cas` favorables} over {nombre `de` cas `possibles}</annotation>
  </semantics>
</math>
</file>

<file path=Object 46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=p(A)+p(B)</annotation>
  </semantics>
</math>
</file>

<file path=Object 47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48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o stretchy="false">+</mo>
        <mi>p</mi>
      </mrow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+p(A {}intersection B)=p(A)+p(B)</annotation>
  </semantics>
</math>
</file>

<file path=Object 5/content.xml><?xml version="1.0" encoding="utf-8"?>
<math xmlns="http://www.w3.org/1998/Math/MathML">
  <semantics>
    <msub>
      <mi>e</mi>
      <mn>1</mn>
    </msub>
    <annotation encoding="StarMath 5.0">e_{1}</annotation>
  </semantics>
</math>
</file>

<file path=Object 50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1/content.xml><?xml version="1.0" encoding="utf-8"?>
<math xmlns="http://www.w3.org/1998/Math/MathML">
  <semantics>
    <mfrac>
      <mn>1</mn>
      <mn>12</mn>
    </mfrac>
    <annotation encoding="StarMath 5.0">{1} over {12}</annotation>
  </semantics>
</math>
</file>

<file path=Object 52/content.xml><?xml version="1.0" encoding="utf-8"?>
<math xmlns="http://www.w3.org/1998/Math/MathML">
  <semantics>
    <mfrac>
      <mn>1</mn>
      <mn>12</mn>
    </mfrac>
    <annotation encoding="StarMath 5.0">{1} over {12}</annotation>
  </semantics>
</math>
</file>

<file path=Object 53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4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55/content.xml><?xml version="1.0" encoding="utf-8"?>
<math xmlns="http://www.w3.org/1998/Math/MathML">
  <semantics>
    <mfrac>
      <mn>1</mn>
      <mn>6</mn>
    </mfrac>
    <annotation encoding="StarMath 5.0">{1} over {6}</annotation>
  </semantics>
</math>
</file>

<file path=Object 56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row>
            <mrow>
              <mfrac>
                <mn>1</mn>
                <mn>4</mn>
              </mfrac>
              <mo stretchy="false">+</mo>
              <mfrac>
                <mn>1</mn>
                <mn>6</mn>
              </mfrac>
            </mrow>
            <mo stretchy="false">+</mo>
            <mfrac>
              <mn>1</mn>
              <mn>12</mn>
            </mfrac>
          </mrow>
        </mrow>
        <mi mathvariant="normal">=</mi>
        <mfrac>
          <mn>1</mn>
          <mn>2</mn>
        </mfrac>
      </mrow>
    </mrow>
    <annotation encoding="StarMath 5.0">p(A)={1} over {4}+{1} over {6}+{1} over {12}={1} over {2}</annotation>
  </semantics>
</math>
</file>

<file path=Object 57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58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59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/content.xml><?xml version="1.0" encoding="utf-8"?>
<math xmlns="http://www.w3.org/1998/Math/MathML">
  <semantics>
    <msub>
      <mi>e</mi>
      <mn>2</mn>
    </msub>
    <annotation encoding="StarMath 5.0">e_{2}</annotation>
  </semantics>
</math>
</file>

<file path=Object 61/content.xml><?xml version="1.0" encoding="utf-8"?>
<math xmlns="http://www.w3.org/1998/Math/MathML">
  <semantics>
    <mrow>
      <mi>p</mi>
      <mi mathvariant="normal">=</mi>
      <mfrac>
        <mn>1</mn>
        <mi>n</mi>
      </mfrac>
    </mrow>
    <annotation encoding="StarMath 5.0">p={1} over n</annotation>
  </semantics>
</math>
</file>

<file path=Object 62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row>
            <mrow>
              <mfrac>
                <mn>1</mn>
                <mi>n</mi>
              </mfrac>
              <mo stretchy="false">+</mo>
              <mo stretchy="false">…</mo>
            </mrow>
            <mo stretchy="false">+</mo>
            <mfrac>
              <mn>1</mn>
              <mi>n</mi>
            </mfrac>
          </mrow>
        </mrow>
        <mi mathvariant="normal">=</mi>
        <mfrac>
          <mi>m</mi>
          <mi>n</mi>
        </mfrac>
      </mrow>
    </mrow>
    <annotation encoding="StarMath 5.0">p(A)={1} over n+dotslow+{1} over n=m over n</annotation>
  </semantics>
</math>
</file>

<file path=Object 63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n>2</mn>
            <mn>6</mn>
          </mfrac>
        </mrow>
        <mi mathvariant="normal">=</mi>
        <mfrac>
          <mn>1</mn>
          <mn>3</mn>
        </mfrac>
      </mrow>
    </mrow>
    <annotation encoding="StarMath 5.0">p(A)={2} over {6}={1} over {3}</annotation>
  </semantics>
</math>
</file>

<file path=Object 66/content.xml><?xml version="1.0" encoding="utf-8"?>
<math xmlns="http://www.w3.org/1998/Math/MathML">
  <semantics>
    <mrow>
      <mi>p</mi>
      <mrow>
        <mrow>
          <mrow>
            <mo stretchy="false">(</mo>
            <mrow>
              <mi>A</mi>
              <mrow>
                <mi mathvariant="normal">∪</mi>
                <mi>B</mi>
              </mrow>
            </mrow>
            <mo stretchy="false">)</mo>
          </mrow>
          <mi mathvariant="normal">=</mi>
          <mfrac>
            <mn>4</mn>
            <mn>6</mn>
          </mfrac>
        </mrow>
        <mi mathvariant="normal">=</mi>
        <mfrac>
          <mn>2</mn>
          <mn>3</mn>
        </mfrac>
      </mrow>
    </mrow>
    <annotation encoding="StarMath 5.0">p(A {}union B)={4} over {6}={2} over {3}</annotation>
  </semantics>
</math>
</file>

<file path=Object 67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n>2</mn>
            <mn>6</mn>
          </mfrac>
        </mrow>
        <mi mathvariant="normal">=</mi>
        <mfrac>
          <mn>1</mn>
          <mn>3</mn>
        </mfrac>
      </mrow>
    </mrow>
    <annotation encoding="StarMath 5.0">p(A)={2} over {6}={1} over {3}</annotation>
  </semantics>
</math>
</file>

<file path=Object 68/content.xml><?xml version="1.0" encoding="utf-8"?>
<math xmlns="http://www.w3.org/1998/Math/MathML">
  <semantics>
    <mrow>
      <mi>p</mi>
      <mrow>
        <mrow>
          <mrow>
            <mo stretchy="false">(</mo>
            <mi>B</mi>
            <mo stretchy="false">)</mo>
          </mrow>
          <mi mathvariant="normal">=</mi>
          <mfrac>
            <mn>2</mn>
            <mn>6</mn>
          </mfrac>
        </mrow>
        <mi mathvariant="normal">=</mi>
        <mfrac>
          <mn>1</mn>
          <mn>3</mn>
        </mfrac>
      </mrow>
    </mrow>
    <annotation encoding="StarMath 5.0">p(B)={2} over {6}={1} over {3}</annotation>
  </semantics>
</math>
</file>

<file path=Object 7/content.xml><?xml version="1.0" encoding="utf-8"?>
<math xmlns="http://www.w3.org/1998/Math/MathML">
  <semantics>
    <msub>
      <mi>e</mi>
      <mn>3</mn>
    </msub>
    <annotation encoding="StarMath 5.0">e_{3}</annotation>
  </semantics>
</math>
</file>

<file path=Object 70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o stretchy="false">+</mo>
        <mi>p</mi>
      </mrow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i mathvariant="normal">=</mi>
        <mi>p</mi>
      </mrow>
      <mrow>
        <mrow>
          <mo stretchy="false">(</mo>
          <msub>
            <mi>A</mi>
            <mn>1</mn>
          </msub>
          <mo stretchy="false">)</mo>
        </mrow>
        <mo stretchy="false">+</mo>
        <mi>p</mi>
      </mrow>
      <mrow>
        <mrow>
          <mo stretchy="false">(</mo>
          <mi>B</mi>
          <mo stretchy="false">)</mo>
        </mrow>
        <mo stretchy="false">+</mo>
        <mi>p</mi>
      </mrow>
      <mrow>
        <mo stretchy="false">(</mo>
        <mi>A</mi>
        <mo stretchy="false">)</mo>
      </mrow>
      <mi>–</mi>
      <mi>p</mi>
      <mrow>
        <mrow>
          <mo stretchy="false">(</mo>
          <msub>
            <mi>A</mi>
            <mn>1</mn>
          </msub>
          <mo stretchy="false">)</mo>
        </mrow>
        <mi mathvariant="normal">=</mi>
        <mi>p</mi>
      </mrow>
      <mrow>
        <mrow>
          <mo stretchy="false">(</mo>
          <mi>B</mi>
          <mo stretchy="false">)</mo>
        </mrow>
        <mo stretchy="false">+</mo>
        <mi>p</mi>
      </mrow>
      <mrow>
        <mo stretchy="false">(</mo>
        <mi>A</mi>
        <mo stretchy="false">)</mo>
      </mrow>
    </mrow>
    <annotation encoding="StarMath 5.0">p(A {}union B)+p(A {}intersection B)=p(A_{1})+p(B)+p(A)–p(A_{1})=p(B)+p(A)</annotation>
  </semantics>
</math>
</file>

<file path=Object 71/content.xml><?xml version="1.0" encoding="utf-8"?>
<math xmlns="http://www.w3.org/1998/Math/MathML">
  <semantics>
    <mrow>
      <mi>p</mi>
      <mrow>
        <mrow>
          <mrow>
            <mo stretchy="false">(</mo>
            <mi>D</mi>
            <mo stretchy="false">)</mo>
          </mrow>
          <mi mathvariant="normal">=</mi>
          <mfrac>
            <mn>4</mn>
            <mn>32</mn>
          </mfrac>
        </mrow>
        <mi mathvariant="normal">=</mi>
        <mfrac>
          <mn>1</mn>
          <mn>8</mn>
        </mfrac>
      </mrow>
    </mrow>
    <annotation encoding="StarMath 5.0">p(D)={4} over {32}={1} over {8}</annotation>
  </semantics>
</math>
</file>

<file path=Object 72/content.xml><?xml version="1.0" encoding="utf-8"?>
<math xmlns="http://www.w3.org/1998/Math/MathML">
  <semantics>
    <mrow>
      <mi>p</mi>
      <mrow>
        <mrow>
          <mrow>
            <mo stretchy="false">(</mo>
            <mi>T</mi>
            <mo stretchy="false">)</mo>
          </mrow>
          <mi mathvariant="normal">=</mi>
          <mfrac>
            <mn>8</mn>
            <mn>32</mn>
          </mfrac>
        </mrow>
        <mi mathvariant="normal">=</mi>
        <mfrac>
          <mn>1</mn>
          <mn>4</mn>
        </mfrac>
      </mrow>
    </mrow>
    <annotation encoding="StarMath 5.0">p(T)={8} over {32}={1} over {4}</annotation>
  </semantics>
</math>
</file>

<file path=Object 73/content.xml><?xml version="1.0" encoding="utf-8"?>
<math xmlns="http://www.w3.org/1998/Math/MathML">
  <semantics>
    <mrow>
      <mi>p</mi>
      <mrow>
        <mrow>
          <mo stretchy="false">(</mo>
          <mrow>
            <mi>D</mi>
            <mrow>
              <mi mathvariant="normal">∩</mi>
              <mi>T</mi>
            </mrow>
          </mrow>
          <mo stretchy="false">)</mo>
        </mrow>
        <mi mathvariant="normal">=</mi>
        <mfrac>
          <mn>1</mn>
          <mn>32</mn>
        </mfrac>
      </mrow>
    </mrow>
    <annotation encoding="StarMath 5.0">p(D {}intersection T)={1} over {32}</annotation>
  </semantics>
</math>
</file>

<file path=Object 74/content.xml><?xml version="1.0" encoding="utf-8"?>
<math xmlns="http://www.w3.org/1998/Math/MathML">
  <semantics>
    <msub>
      <mi>A</mi>
      <mn>1</mn>
    </msub>
    <annotation encoding="StarMath 5.0">A_{1}</annotation>
  </semantics>
</math>
</file>

<file path=Object 75/content.xml><?xml version="1.0" encoding="utf-8"?>
<math xmlns="http://www.w3.org/1998/Math/MathML">
  <semantics>
    <mrow>
      <mi>p</mi>
      <mrow>
        <mrow>
          <mo stretchy="false">(</mo>
          <mrow>
            <mi>D</mi>
            <mrow>
              <mi mathvariant="normal">∪</mi>
              <mi>T</mi>
            </mrow>
          </mrow>
          <mo stretchy="false">)</mo>
        </mrow>
        <mi mathvariant="normal">=</mi>
        <mi>p</mi>
      </mrow>
      <mrow>
        <mrow>
          <mo stretchy="false">(</mo>
          <mi>D</mi>
          <mo stretchy="false">)</mo>
        </mrow>
        <mo stretchy="false">+</mo>
        <mi>p</mi>
      </mrow>
      <mrow>
        <mo stretchy="false">(</mo>
        <mi>T</mi>
        <mo stretchy="false">)</mo>
      </mrow>
      <mi>–</mi>
      <mi>p</mi>
      <mrow>
        <mrow>
          <mo stretchy="false">(</mo>
          <mrow>
            <mi>D</mi>
            <mrow>
              <mi mathvariant="normal">∩</mi>
              <mi>T</mi>
            </mrow>
          </mrow>
          <mo stretchy="false">)</mo>
        </mrow>
        <mi mathvariant="normal">=</mi>
        <mrow>
          <mfrac>
            <mn>1</mn>
            <mn>8</mn>
          </mfrac>
          <mo stretchy="false">+</mo>
          <mfrac>
            <mn>1</mn>
            <mn>4</mn>
          </mfrac>
        </mrow>
      </mrow>
      <mi>–</mi>
      <mrow>
        <mfrac>
          <mn>1</mn>
          <mn>32</mn>
        </mfrac>
        <mi mathvariant="normal">=</mi>
        <mrow>
          <mfrac>
            <mn>4</mn>
            <mn>32</mn>
          </mfrac>
          <mo stretchy="false">+</mo>
          <mfrac>
            <mn>8</mn>
            <mn>32</mn>
          </mfrac>
        </mrow>
      </mrow>
      <mi>–</mi>
      <mrow>
        <mfrac>
          <mn>1</mn>
          <mn>32</mn>
        </mfrac>
        <mi mathvariant="normal">=</mi>
        <mfrac>
          <mn>11</mn>
          <mn>32</mn>
        </mfrac>
      </mrow>
    </mrow>
    <annotation encoding="StarMath 5.0">p(D {}union T)=p(D)+p(T)–p(D {}intersection T)={1} over {8}+{1} over {4}–{1} over {32}={4} over {32}+{8} over {32}–{1} over {32}={11} over {32}</annotation>
  </semantics>
</math>
</file>

<file path=Object 76/content.xml><?xml version="1.0" encoding="utf-8"?>
<math xmlns="http://www.w3.org/1998/Math/MathML">
  <semantics>
    <mfrac>
      <mn>11</mn>
      <mn>32</mn>
    </mfrac>
    <annotation encoding="StarMath 5.0">{11} over {32}</annotation>
  </semantics>
</math>
</file>

<file path=Object 77/content.xml><?xml version="1.0" encoding="utf-8"?>
<math xmlns="http://www.w3.org/1998/Math/MathML">
  <semantics>
    <mover accent="true">
      <mi>A</mi>
      <mo>¯</mo>
    </mover>
    <annotation encoding="StarMath 5.0"> overline A</annotation>
  </semantics>
</math>
</file>

<file path=Object 79/content.xml><?xml version="1.0" encoding="utf-8"?>
<math xmlns="http://www.w3.org/1998/Math/MathML">
  <semantics>
    <msub>
      <mi>A</mi>
      <mn>1</mn>
    </msub>
    <annotation encoding="StarMath 5.0">A_{1}</annotation>
  </semantics>
</math>
</file>

<file path=Object 8/content.xml><?xml version="1.0" encoding="utf-8"?>
<math xmlns="http://www.w3.org/1998/Math/MathML">
  <semantics>
    <msub>
      <mi>e</mi>
      <mi>n</mi>
    </msub>
    <annotation encoding="StarMath 5.0">e_n</annotation>
  </semantics>
</math>
</file>

<file path=Object 80/content.xml><?xml version="1.0" encoding="utf-8"?>
<math xmlns="http://www.w3.org/1998/Math/MathML">
  <semantics>
    <mrow>
      <mrow>
        <mi>A</mi>
        <mi mathvariant="normal">=</mi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</mrow>
      <mrow>
        <mi mathvariant="normal">∪</mi>
        <msub>
          <mi>A</mi>
          <mn>1</mn>
        </msub>
      </mrow>
    </mrow>
    <annotation encoding="StarMath 5.0">A=(A {}intersection B) {}union A_{1}</annotation>
  </semantics>
</math>
</file>

<file path=Object 81/content.xml><?xml version="1.0" encoding="utf-8"?>
<math xmlns="http://www.w3.org/1998/Math/MathML">
  <semantics>
    <mrow>
      <msub>
        <mi>A</mi>
        <mn>1</mn>
      </msub>
      <mrow>
        <mrow>
          <mi mathvariant="normal">∪</mi>
          <mi>B</mi>
        </mrow>
        <mi mathvariant="normal">=</mi>
        <mi>A</mi>
      </mrow>
      <mrow>
        <mi mathvariant="normal">∪</mi>
        <mi>B</mi>
      </mrow>
    </mrow>
    <annotation encoding="StarMath 5.0">A_{1} {}union B=A {}union B</annotation>
  </semantics>
</math>
</file>

<file path=Object 82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row>
            <msub>
              <mi>A</mi>
              <mn>1</mn>
            </msub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sub>
            <mi>A</mi>
            <mn>1</mn>
          </msub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=p(A_1 {}union B)=p(A_1)+p(B)</annotation>
  </semantics>
</math>
</file>

<file path=Object 83/content.xml><?xml version="1.0" encoding="utf-8"?>
<math xmlns="http://www.w3.org/1998/Math/MathML">
  <semantics>
    <msub>
      <mi>A</mi>
      <mn>1</mn>
    </msub>
    <annotation encoding="StarMath 5.0">A_{1}</annotation>
  </semantics>
</math>
</file>

<file path=Object 84/content.xml><?xml version="1.0" encoding="utf-8"?>
<math xmlns="http://www.w3.org/1998/Math/MathML">
  <semantics>
    <mrow>
      <mi>p</mi>
      <mrow>
        <mrow>
          <mo stretchy="false">(</mo>
          <mi>A</mi>
          <mo stretchy="false">)</mo>
        </mrow>
        <mi mathvariant="normal">=</mi>
        <mi>p</mi>
      </mrow>
      <mrow>
        <mrow>
          <mo stretchy="false">(</mo>
          <mrow>
            <mrow>
              <mo stretchy="false">(</mo>
              <mrow>
                <mi>A</mi>
                <mrow>
                  <mi mathvariant="normal">∩</mi>
                  <mi>B</mi>
                </mrow>
              </mrow>
              <mo stretchy="false">)</mo>
            </mrow>
            <mrow>
              <mi mathvariant="normal">∪</mi>
              <msub>
                <mi>A</mi>
                <mn>1</mn>
              </msub>
            </mrow>
          </mrow>
          <mo stretchy="false">)</mo>
        </mrow>
        <mi mathvariant="normal">=</mi>
        <mi>p</mi>
      </mrow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o stretchy="false">+</mo>
        <mi>p</mi>
      </mrow>
      <mrow>
        <mo stretchy="false">(</mo>
        <msub>
          <mi>A</mi>
          <mn>1</mn>
        </msub>
        <mo stretchy="false">)</mo>
      </mrow>
    </mrow>
    <annotation encoding="StarMath 5.0">p(A)=p((A {}intersection B) {}union A_{1})=p(A {}intersection B)+p(A_{1})</annotation>
  </semantics>
</math>
</file>

<file path=Object 85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∩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i mathvariant="normal">−</mi>
        <mi>p</mi>
      </mrow>
      <mrow>
        <mo stretchy="false">(</mo>
        <msub>
          <mi>A</mi>
          <mn>1</mn>
        </msub>
        <mo stretchy="false">)</mo>
      </mrow>
    </mrow>
    <annotation encoding="StarMath 5.0">p(A {} intersection   B)=p(A)-p(A_1)</annotation>
  </semantics>
</math>
</file>

<file path=Object 9/content.xml><?xml version="1.0" encoding="utf-8"?>
<math xmlns="http://www.w3.org/1998/Math/MathML">
  <semantics>
    <msub>
      <mi>e</mi>
      <mn>1</mn>
    </msub>
    <annotation encoding="StarMath 5.0">e_{1}</annotation>
  </semantics>
</math>
</file>